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2.1654in"/>
    </style:style>
    <style:style style:name="co12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EMA.115062" table:style-name="ta1">
        <table:shapes>
          <draw:frame draw:z-index="0" draw:style-name="gr1" draw:text-style-name="P1" svg:width="6.2988in" svg:height="3.5429in" svg:x="14.6488in" svg:y="0.1567in">
            <draw:object draw:notify-on-update-of-range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B20:'output.EMA.115062'.B20 'output.EMA.115062'.B23:'output.EMA.115062'.B23 'output.EMA.115062'.B26:'output.EMA.115062'.B26 'output.EMA.115062'.B29:'output.EMA.115062'.B29 'output.EMA.115062'.B32:'output.EMA.115062'.B32  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 'output.EMA.115062'.J20:'output.EMA.115062'.J20 'output.EMA.115062'.J23:'output.EMA.115062'.J23 'output.EMA.115062'.J26:'output.EMA.115062'.J26 'output.EMA.115062'.J29:'output.EMA.115062'.J29 'output.EMA.115062'.J32:'output.EMA.115062'.J32  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 'output.EMA.115062'.J21:'output.EMA.115062'.J21 'output.EMA.115062'.J24:'output.EMA.115062'.J24 'output.EMA.115062'.J27:'output.EMA.115062'.J27 'output.EMA.115062'.J30:'output.EMA.115062'.J30 'output.EMA.115062'.J33:'output.EMA.115062'.J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3.872in" svg:y="8.0945in">
            <draw:object draw:notify-on-update-of-range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 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3.9031in" svg:y="3.9531in">
            <draw:object draw:notify-on-update-of-range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 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/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131889" calcext:value-type="float">
            <text:p>122131889</text:p>
          </table:table-cell>
          <table:table-cell office:value-type="float" office:value="10602552" calcext:value-type="float">
            <text:p>10602552</text:p>
          </table:table-cell>
          <table:table-cell table:formula="of:=[.H2]/1000000" office:value-type="float" office:value="122.131889" calcext:value-type="float">
            <text:p>122.131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888627" calcext:value-type="float">
            <text:p>17888627</text:p>
          </table:table-cell>
          <table:table-cell office:value-type="float" office:value="10602605" calcext:value-type="float">
            <text:p>10602605</text:p>
          </table:table-cell>
          <table:table-cell table:formula="of:=[.H3]/1000000" office:value-type="float" office:value="17.888627" calcext:value-type="float">
            <text:p>17.888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2" calcext:value-type="float">
            <text:p>1892</text:p>
          </table:table-cell>
          <table:table-cell office:value-type="float" office:value="10602687" calcext:value-type="float">
            <text:p>10602687</text:p>
          </table:table-cell>
          <table:table-cell table:formula="of:=[.H4]/1000000" office:value-type="float" office:value="0.001892" calcext:value-type="float">
            <text:p>0.001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547480" calcext:value-type="float">
            <text:p>121547480</text:p>
          </table:table-cell>
          <table:table-cell office:value-type="float" office:value="10589681" calcext:value-type="float">
            <text:p>10589681</text:p>
          </table:table-cell>
          <table:table-cell table:formula="of:=[.H5]/1000000" office:value-type="float" office:value="121.54748" calcext:value-type="float">
            <text:p>121.5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634598" calcext:value-type="float">
            <text:p>17634598</text:p>
          </table:table-cell>
          <table:table-cell office:value-type="float" office:value="10589796" calcext:value-type="float">
            <text:p>10589796</text:p>
          </table:table-cell>
          <table:table-cell table:formula="of:=[.H6]/1000000" office:value-type="float" office:value="17.634598" calcext:value-type="float">
            <text:p>17.634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05" calcext:value-type="float">
            <text:p>305</text:p>
          </table:table-cell>
          <table:table-cell office:value-type="float" office:value="10589790" calcext:value-type="float">
            <text:p>10589790</text:p>
          </table:table-cell>
          <table:table-cell table:formula="of:=[.H7]/1000000"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352778" calcext:value-type="float">
            <text:p>121352778</text:p>
          </table:table-cell>
          <table:table-cell office:value-type="float" office:value="10588615" calcext:value-type="float">
            <text:p>10588615</text:p>
          </table:table-cell>
          <table:table-cell table:formula="of:=[.H8]/1000000" office:value-type="float" office:value="121.352778" calcext:value-type="float">
            <text:p>121.352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307389" calcext:value-type="float">
            <text:p>17307389</text:p>
          </table:table-cell>
          <table:table-cell office:value-type="float" office:value="10588690" calcext:value-type="float">
            <text:p>10588690</text:p>
          </table:table-cell>
          <table:table-cell table:formula="of:=[.H9]/1000000" office:value-type="float" office:value="17.307389" calcext:value-type="float">
            <text:p>17.307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343" calcext:value-type="float">
            <text:p>1343</text:p>
          </table:table-cell>
          <table:table-cell office:value-type="float" office:value="10588688" calcext:value-type="float">
            <text:p>10588688</text:p>
          </table:table-cell>
          <table:table-cell table:formula="of:=[.H10]/1000000" office:value-type="float" office:value="0.001343" calcext:value-type="float">
            <text:p>0.001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606073" calcext:value-type="float">
            <text:p>121606073</text:p>
          </table:table-cell>
          <table:table-cell office:value-type="float" office:value="10588523" calcext:value-type="float">
            <text:p>10588523</text:p>
          </table:table-cell>
          <table:table-cell table:formula="of:=[.H11]/1000000" office:value-type="float" office:value="121.606073" calcext:value-type="float">
            <text:p>121.606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665605" calcext:value-type="float">
            <text:p>17665605</text:p>
          </table:table-cell>
          <table:table-cell office:value-type="float" office:value="10588595" calcext:value-type="float">
            <text:p>10588595</text:p>
          </table:table-cell>
          <table:table-cell table:formula="of:=[.H12]/1000000" office:value-type="float" office:value="17.665605" calcext:value-type="float">
            <text:p>17.665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88595" calcext:value-type="float">
            <text:p>10588595</text:p>
          </table:table-cell>
          <table:table-cell table:formula="of:=[.H13]/1000000" office:value-type="float" office:value="0.001831" calcext:value-type="float">
            <text:p>0.001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645196" calcext:value-type="float">
            <text:p>121645196</text:p>
          </table:table-cell>
          <table:table-cell office:value-type="float" office:value="10588619" calcext:value-type="float">
            <text:p>10588619</text:p>
          </table:table-cell>
          <table:table-cell table:formula="of:=[.H14]/1000000" office:value-type="float" office:value="121.645196" calcext:value-type="float">
            <text:p>121.645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548356" calcext:value-type="float">
            <text:p>17548356</text:p>
          </table:table-cell>
          <table:table-cell office:value-type="float" office:value="10588690" calcext:value-type="float">
            <text:p>10588690</text:p>
          </table:table-cell>
          <table:table-cell table:formula="of:=[.H15]/1000000" office:value-type="float" office:value="17.548356" calcext:value-type="float">
            <text:p>17.548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9" calcext:value-type="float">
            <text:p>1709</text:p>
          </table:table-cell>
          <table:table-cell office:value-type="float" office:value="10588703" calcext:value-type="float">
            <text:p>10588703</text:p>
          </table:table-cell>
          <table:table-cell table:formula="of:=[.H16]/1000000" office:value-type="float" office:value="0.001709" calcext:value-type="float">
            <text:p>0.001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929498" calcext:value-type="float">
            <text:p>121929498</text:p>
          </table:table-cell>
          <table:table-cell office:value-type="float" office:value="10588609" calcext:value-type="float">
            <text:p>10588609</text:p>
          </table:table-cell>
          <table:table-cell table:formula="of:=[.H17]/1000000" office:value-type="float" office:value="121.929498" calcext:value-type="float">
            <text:p>121.929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059157" calcext:value-type="float">
            <text:p>18059157</text:p>
          </table:table-cell>
          <table:table-cell office:value-type="float" office:value="10588605" calcext:value-type="float">
            <text:p>10588605</text:p>
          </table:table-cell>
          <table:table-cell table:formula="of:=[.H18]/1000000" office:value-type="float" office:value="18.059157" calcext:value-type="float">
            <text:p>18.059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2" calcext:value-type="float">
            <text:p>1892</text:p>
          </table:table-cell>
          <table:table-cell office:value-type="float" office:value="10588684" calcext:value-type="float">
            <text:p>10588684</text:p>
          </table:table-cell>
          <table:table-cell table:formula="of:=[.H19]/1000000" office:value-type="float" office:value="0.001892" calcext:value-type="float">
            <text:p>0.001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09550355" calcext:value-type="float">
            <text:p>309550355</text:p>
          </table:table-cell>
          <table:table-cell office:value-type="float" office:value="10588338" calcext:value-type="float">
            <text:p>10588338</text:p>
          </table:table-cell>
          <table:table-cell table:formula="of:=[.H20]/1000000" office:value-type="float" office:value="309.550355" calcext:value-type="float">
            <text:p>309.550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5265954" calcext:value-type="float">
            <text:p>205265954</text:p>
          </table:table-cell>
          <table:table-cell office:value-type="float" office:value="10588508" calcext:value-type="float">
            <text:p>10588508</text:p>
          </table:table-cell>
          <table:table-cell table:formula="of:=[.H21]/1000000" office:value-type="float" office:value="205.265954" calcext:value-type="float">
            <text:p>205.265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88417" calcext:value-type="float">
            <text:p>10588417</text:p>
          </table:table-cell>
          <table:table-cell table:formula="of:=[.H22]/1000000" office:value-type="float" office:value="0.001831" calcext:value-type="float">
            <text:p>0.001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40845013" calcext:value-type="float">
            <text:p>340845013</text:p>
          </table:table-cell>
          <table:table-cell office:value-type="float" office:value="10587442" calcext:value-type="float">
            <text:p>10587442</text:p>
          </table:table-cell>
          <table:table-cell table:formula="of:=[.H23]/1000000" office:value-type="float" office:value="340.845013" calcext:value-type="float">
            <text:p>340.845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36477727" calcext:value-type="float">
            <text:p>236477727</text:p>
          </table:table-cell>
          <table:table-cell office:value-type="float" office:value="10587619" calcext:value-type="float">
            <text:p>10587619</text:p>
          </table:table-cell>
          <table:table-cell table:formula="of:=[.H24]/1000000" office:value-type="float" office:value="236.477727" calcext:value-type="float">
            <text:p>236.477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953" calcext:value-type="float">
            <text:p>1953</text:p>
          </table:table-cell>
          <table:table-cell office:value-type="float" office:value="10587623" calcext:value-type="float">
            <text:p>10587623</text:p>
          </table:table-cell>
          <table:table-cell table:formula="of:=[.H25]/1000000" office:value-type="float" office:value="0.001953" calcext:value-type="float">
            <text:p>0.001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75873306" calcext:value-type="float">
            <text:p>375873306</text:p>
          </table:table-cell>
          <table:table-cell office:value-type="float" office:value="10505419" calcext:value-type="float">
            <text:p>10505419</text:p>
          </table:table-cell>
          <table:table-cell table:formula="of:=[.H26]/1000000" office:value-type="float" office:value="375.873306" calcext:value-type="float">
            <text:p>375.873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72050024" calcext:value-type="float">
            <text:p>272050024</text:p>
          </table:table-cell>
          <table:table-cell office:value-type="float" office:value="10505471" calcext:value-type="float">
            <text:p>10505471</text:p>
          </table:table-cell>
          <table:table-cell table:formula="of:=[.H27]/1000000" office:value-type="float" office:value="272.050024" calcext:value-type="float">
            <text:p>272.05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75" calcext:value-type="float">
            <text:p>2075</text:p>
          </table:table-cell>
          <table:table-cell office:value-type="float" office:value="10505479" calcext:value-type="float">
            <text:p>10505479</text:p>
          </table:table-cell>
          <table:table-cell table:formula="of:=[.H28]/1000000" office:value-type="float" office:value="0.002075" calcext:value-type="float">
            <text:p>0.002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84942251" calcext:value-type="float">
            <text:p>384942251</text:p>
          </table:table-cell>
          <table:table-cell office:value-type="float" office:value="10505612" calcext:value-type="float">
            <text:p>10505612</text:p>
          </table:table-cell>
          <table:table-cell table:formula="of:=[.H29]/1000000" office:value-type="float" office:value="384.942251" calcext:value-type="float">
            <text:p>384.942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81086927" calcext:value-type="float">
            <text:p>281086927</text:p>
          </table:table-cell>
          <table:table-cell office:value-type="float" office:value="10505670" calcext:value-type="float">
            <text:p>10505670</text:p>
          </table:table-cell>
          <table:table-cell table:formula="of:=[.H30]/1000000" office:value-type="float" office:value="281.086927" calcext:value-type="float">
            <text:p>281.086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05" calcext:value-type="float">
            <text:p>305</text:p>
          </table:table-cell>
          <table:table-cell office:value-type="float" office:value="10505672" calcext:value-type="float">
            <text:p>10505672</text:p>
          </table:table-cell>
          <table:table-cell table:formula="of:=[.H31]/1000000"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95768702" calcext:value-type="float">
            <text:p>395768702</text:p>
          </table:table-cell>
          <table:table-cell office:value-type="float" office:value="10505495" calcext:value-type="float">
            <text:p>10505495</text:p>
          </table:table-cell>
          <table:table-cell table:formula="of:=[.H32]/1000000" office:value-type="float" office:value="395.768702" calcext:value-type="float">
            <text:p>395.768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91844163" calcext:value-type="float">
            <text:p>291844163</text:p>
          </table:table-cell>
          <table:table-cell office:value-type="float" office:value="10505530" calcext:value-type="float">
            <text:p>10505530</text:p>
          </table:table-cell>
          <table:table-cell table:formula="of:=[.H33]/1000000" office:value-type="float" office:value="291.844163" calcext:value-type="float">
            <text:p>291.844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9" calcext:value-type="float">
            <text:p>1709</text:p>
          </table:table-cell>
          <table:table-cell office:value-type="float" office:value="10505528" calcext:value-type="float">
            <text:p>10505528</text:p>
          </table:table-cell>
          <table:table-cell table:formula="of:=[.H34]/1000000" office:value-type="float" office:value="0.001709" calcext:value-type="float">
            <text:p>0.001709</text:p>
          </table:table-cell>
        </table:table-row>
      </table:table>
      <table:table table:name="output.EMA.122537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553097" calcext:value-type="float">
            <text:p>120553097</text:p>
          </table:table-cell>
          <table:table-cell office:value-type="float" office:value="10602540" calcext:value-type="float">
            <text:p>10602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6615985" calcext:value-type="float">
            <text:p>16615985</text:p>
          </table:table-cell>
          <table:table-cell office:value-type="float" office:value="10602580" calcext:value-type="float">
            <text:p>10602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9" calcext:value-type="float">
            <text:p>1709</text:p>
          </table:table-cell>
          <table:table-cell office:value-type="float" office:value="10602658" calcext:value-type="float">
            <text:p>10602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466793" calcext:value-type="float">
            <text:p>120466793</text:p>
          </table:table-cell>
          <table:table-cell office:value-type="float" office:value="10589517" calcext:value-type="float">
            <text:p>10589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6634601" calcext:value-type="float">
            <text:p>16634601</text:p>
          </table:table-cell>
          <table:table-cell office:value-type="float" office:value="10589637" calcext:value-type="float">
            <text:p>10589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526" calcext:value-type="float">
            <text:p>1526</text:p>
          </table:table-cell>
          <table:table-cell office:value-type="float" office:value="10589622" calcext:value-type="float">
            <text:p>10589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100521" calcext:value-type="float">
            <text:p>121100521</text:p>
          </table:table-cell>
          <table:table-cell office:value-type="float" office:value="10588481" calcext:value-type="float">
            <text:p>10588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218584" calcext:value-type="float">
            <text:p>17218584</text:p>
          </table:table-cell>
          <table:table-cell office:value-type="float" office:value="10588558" calcext:value-type="float">
            <text:p>10588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66" calcext:value-type="float">
            <text:p>366</text:p>
          </table:table-cell>
          <table:table-cell office:value-type="float" office:value="10588563" calcext:value-type="float">
            <text:p>10588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998103" calcext:value-type="float">
            <text:p>120998103</text:p>
          </table:table-cell>
          <table:table-cell office:value-type="float" office:value="10588554" calcext:value-type="float">
            <text:p>10588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203874" calcext:value-type="float">
            <text:p>17203874</text:p>
          </table:table-cell>
          <table:table-cell office:value-type="float" office:value="10588624" calcext:value-type="float">
            <text:p>10588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2" calcext:value-type="float">
            <text:p>1892</text:p>
          </table:table-cell>
          <table:table-cell office:value-type="float" office:value="10588629" calcext:value-type="float">
            <text:p>10588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321528" calcext:value-type="float">
            <text:p>121321528</text:p>
          </table:table-cell>
          <table:table-cell office:value-type="float" office:value="10588451" calcext:value-type="float">
            <text:p>10588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461076" calcext:value-type="float">
            <text:p>17461076</text:p>
          </table:table-cell>
          <table:table-cell office:value-type="float" office:value="10588459" calcext:value-type="float">
            <text:p>10588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66" calcext:value-type="float">
            <text:p>366</text:p>
          </table:table-cell>
          <table:table-cell office:value-type="float" office:value="10588535" calcext:value-type="float">
            <text:p>10588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542716" calcext:value-type="float">
            <text:p>122542716</text:p>
          </table:table-cell>
          <table:table-cell office:value-type="float" office:value="10588713" calcext:value-type="float">
            <text:p>105887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551832" calcext:value-type="float">
            <text:p>18551832</text:p>
          </table:table-cell>
          <table:table-cell office:value-type="float" office:value="10588767" calcext:value-type="float">
            <text:p>10588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70" calcext:value-type="float">
            <text:p>1770</text:p>
          </table:table-cell>
          <table:table-cell office:value-type="float" office:value="10588831" calcext:value-type="float">
            <text:p>10588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12851921" calcext:value-type="float">
            <text:p>312851921</text:p>
          </table:table-cell>
          <table:table-cell office:value-type="float" office:value="10587956" calcext:value-type="float">
            <text:p>10587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8732986" calcext:value-type="float">
            <text:p>208732986</text:p>
          </table:table-cell>
          <table:table-cell office:value-type="float" office:value="10588129" calcext:value-type="float">
            <text:p>10588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428" calcext:value-type="float">
            <text:p>428</text:p>
          </table:table-cell>
          <table:table-cell office:value-type="float" office:value="10588040" calcext:value-type="float">
            <text:p>10588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45099031" calcext:value-type="float">
            <text:p>345099031</text:p>
          </table:table-cell>
          <table:table-cell office:value-type="float" office:value="10587993" calcext:value-type="float">
            <text:p>10587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40776178" calcext:value-type="float">
            <text:p>240776178</text:p>
          </table:table-cell>
          <table:table-cell office:value-type="float" office:value="10588165" calcext:value-type="float">
            <text:p>10588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88103" calcext:value-type="float">
            <text:p>10588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80987306" calcext:value-type="float">
            <text:p>380987306</text:p>
          </table:table-cell>
          <table:table-cell office:value-type="float" office:value="10505756" calcext:value-type="float">
            <text:p>10505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77204308" calcext:value-type="float">
            <text:p>277204308</text:p>
          </table:table-cell>
          <table:table-cell office:value-type="float" office:value="10505808" calcext:value-type="float">
            <text:p>10505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66" calcext:value-type="float">
            <text:p>366</text:p>
          </table:table-cell>
          <table:table-cell office:value-type="float" office:value="10505813" calcext:value-type="float">
            <text:p>10505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91573155" calcext:value-type="float">
            <text:p>391573155</text:p>
          </table:table-cell>
          <table:table-cell office:value-type="float" office:value="10505673" calcext:value-type="float">
            <text:p>10505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87780513" calcext:value-type="float">
            <text:p>287780513</text:p>
          </table:table-cell>
          <table:table-cell office:value-type="float" office:value="10505727" calcext:value-type="float">
            <text:p>10505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587" calcext:value-type="float">
            <text:p>1587</text:p>
          </table:table-cell>
          <table:table-cell office:value-type="float" office:value="10505666" calcext:value-type="float">
            <text:p>10505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400744092" calcext:value-type="float">
            <text:p>400744092</text:p>
          </table:table-cell>
          <table:table-cell office:value-type="float" office:value="10505378" calcext:value-type="float">
            <text:p>10505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96993685" calcext:value-type="float">
            <text:p>296993685</text:p>
          </table:table-cell>
          <table:table-cell office:value-type="float" office:value="10505410" calcext:value-type="float">
            <text:p>10505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14" calcext:value-type="float">
            <text:p>2014</text:p>
          </table:table-cell>
          <table:table-cell office:value-type="float" office:value="10505411" calcext:value-type="float">
            <text:p>10505411</text:p>
          </table:table-cell>
        </table:table-row>
      </table:table>
      <table:table table:name="output.EMA.122540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038265" calcext:value-type="float">
            <text:p>121038265</text:p>
          </table:table-cell>
          <table:table-cell office:value-type="float" office:value="10603741" calcext:value-type="float">
            <text:p>106037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104387" calcext:value-type="float">
            <text:p>17104387</text:p>
          </table:table-cell>
          <table:table-cell office:value-type="float" office:value="10603851" calcext:value-type="float">
            <text:p>10603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9" calcext:value-type="float">
            <text:p>1709</text:p>
          </table:table-cell>
          <table:table-cell office:value-type="float" office:value="10603921" calcext:value-type="float">
            <text:p>10603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078242" calcext:value-type="float">
            <text:p>121078242</text:p>
          </table:table-cell>
          <table:table-cell office:value-type="float" office:value="10588874" calcext:value-type="float">
            <text:p>10588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298723" calcext:value-type="float">
            <text:p>17298723</text:p>
          </table:table-cell>
          <table:table-cell office:value-type="float" office:value="10588942" calcext:value-type="float">
            <text:p>10588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75" calcext:value-type="float">
            <text:p>2075</text:p>
          </table:table-cell>
          <table:table-cell office:value-type="float" office:value="10589004" calcext:value-type="float">
            <text:p>10589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999077" calcext:value-type="float">
            <text:p>121999077</text:p>
          </table:table-cell>
          <table:table-cell office:value-type="float" office:value="10589227" calcext:value-type="float">
            <text:p>10589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355788" calcext:value-type="float">
            <text:p>18355788</text:p>
          </table:table-cell>
          <table:table-cell office:value-type="float" office:value="10589301" calcext:value-type="float">
            <text:p>10589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2" calcext:value-type="float">
            <text:p>1892</text:p>
          </table:table-cell>
          <table:table-cell office:value-type="float" office:value="10589309" calcext:value-type="float">
            <text:p>10589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788019" calcext:value-type="float">
            <text:p>121788019</text:p>
          </table:table-cell>
          <table:table-cell office:value-type="float" office:value="10589139" calcext:value-type="float">
            <text:p>10589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975601" calcext:value-type="float">
            <text:p>17975601</text:p>
          </table:table-cell>
          <table:table-cell office:value-type="float" office:value="10589214" calcext:value-type="float">
            <text:p>10589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92" calcext:value-type="float">
            <text:p>1892</text:p>
          </table:table-cell>
          <table:table-cell office:value-type="float" office:value="10589225" calcext:value-type="float">
            <text:p>10589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438895" calcext:value-type="float">
            <text:p>122438895</text:p>
          </table:table-cell>
          <table:table-cell office:value-type="float" office:value="10589889" calcext:value-type="float">
            <text:p>1058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742750" calcext:value-type="float">
            <text:p>18742750</text:p>
          </table:table-cell>
          <table:table-cell office:value-type="float" office:value="10589950" calcext:value-type="float">
            <text:p>10589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90004" calcext:value-type="float">
            <text:p>10590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689444" calcext:value-type="float">
            <text:p>122689444</text:p>
          </table:table-cell>
          <table:table-cell office:value-type="float" office:value="10588726" calcext:value-type="float">
            <text:p>10588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798902" calcext:value-type="float">
            <text:p>18798902</text:p>
          </table:table-cell>
          <table:table-cell office:value-type="float" office:value="10588791" calcext:value-type="float">
            <text:p>10588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540" calcext:value-type="float">
            <text:p>3540</text:p>
          </table:table-cell>
          <table:table-cell office:value-type="float" office:value="10588801" calcext:value-type="float">
            <text:p>10588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12805779" calcext:value-type="float">
            <text:p>312805779</text:p>
          </table:table-cell>
          <table:table-cell office:value-type="float" office:value="10588356" calcext:value-type="float">
            <text:p>10588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8776321" calcext:value-type="float">
            <text:p>208776321</text:p>
          </table:table-cell>
          <table:table-cell office:value-type="float" office:value="10588463" calcext:value-type="float">
            <text:p>10588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137" calcext:value-type="float">
            <text:p>2137</text:p>
          </table:table-cell>
          <table:table-cell office:value-type="float" office:value="10588446" calcext:value-type="float">
            <text:p>10588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45608735" calcext:value-type="float">
            <text:p>345608735</text:p>
          </table:table-cell>
          <table:table-cell office:value-type="float" office:value="10587342" calcext:value-type="float">
            <text:p>10587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41173149" calcext:value-type="float">
            <text:p>241173149</text:p>
          </table:table-cell>
          <table:table-cell office:value-type="float" office:value="10587505" calcext:value-type="float">
            <text:p>10587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0587509" calcext:value-type="float">
            <text:p>10587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81177674" calcext:value-type="float">
            <text:p>381177674</text:p>
          </table:table-cell>
          <table:table-cell office:value-type="float" office:value="10505362" calcext:value-type="float">
            <text:p>10505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77450767" calcext:value-type="float">
            <text:p>277450767</text:p>
          </table:table-cell>
          <table:table-cell office:value-type="float" office:value="10505413" calcext:value-type="float">
            <text:p>10505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70" calcext:value-type="float">
            <text:p>1770</text:p>
          </table:table-cell>
          <table:table-cell office:value-type="float" office:value="10505356" calcext:value-type="float">
            <text:p>10505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91621251" calcext:value-type="float">
            <text:p>391621251</text:p>
          </table:table-cell>
          <table:table-cell office:value-type="float" office:value="10505439" calcext:value-type="float">
            <text:p>10505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87847042" calcext:value-type="float">
            <text:p>287847042</text:p>
          </table:table-cell>
          <table:table-cell office:value-type="float" office:value="10505493" calcext:value-type="float">
            <text:p>105054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66" calcext:value-type="float">
            <text:p>366</text:p>
          </table:table-cell>
          <table:table-cell office:value-type="float" office:value="10505495" calcext:value-type="float">
            <text:p>10505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400381360" calcext:value-type="float">
            <text:p>400381360</text:p>
          </table:table-cell>
          <table:table-cell office:value-type="float" office:value="10505554" calcext:value-type="float">
            <text:p>10505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96628085" calcext:value-type="float">
            <text:p>296628085</text:p>
          </table:table-cell>
          <table:table-cell office:value-type="float" office:value="10505600" calcext:value-type="float">
            <text:p>1050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587" calcext:value-type="float">
            <text:p>1587</text:p>
          </table:table-cell>
          <table:table-cell office:value-type="float" office:value="10505606" calcext:value-type="float">
            <text:p>10505606</text:p>
          </table:table-cell>
        </table:table-row>
      </table:table>
      <table:table table:name="output.EMA.122542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9684141" calcext:value-type="float">
            <text:p>119684141</text:p>
          </table:table-cell>
          <table:table-cell office:value-type="float" office:value="10604032" calcext:value-type="float">
            <text:p>1060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5491537" calcext:value-type="float">
            <text:p>15491537</text:p>
          </table:table-cell>
          <table:table-cell office:value-type="float" office:value="10604138" calcext:value-type="float">
            <text:p>1060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14" calcext:value-type="float">
            <text:p>2014</text:p>
          </table:table-cell>
          <table:table-cell office:value-type="float" office:value="10604197" calcext:value-type="float">
            <text:p>10604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9507751" calcext:value-type="float">
            <text:p>119507751</text:p>
          </table:table-cell>
          <table:table-cell office:value-type="float" office:value="10588559" calcext:value-type="float">
            <text:p>10588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5570578" calcext:value-type="float">
            <text:p>15570578</text:p>
          </table:table-cell>
          <table:table-cell office:value-type="float" office:value="10588632" calcext:value-type="float">
            <text:p>10588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88720" calcext:value-type="float">
            <text:p>105887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844600" calcext:value-type="float">
            <text:p>120844600</text:p>
          </table:table-cell>
          <table:table-cell office:value-type="float" office:value="10589058" calcext:value-type="float">
            <text:p>10589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6907184" calcext:value-type="float">
            <text:p>16907184</text:p>
          </table:table-cell>
          <table:table-cell office:value-type="float" office:value="10589058" calcext:value-type="float">
            <text:p>10589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14" calcext:value-type="float">
            <text:p>2014</text:p>
          </table:table-cell>
          <table:table-cell office:value-type="float" office:value="10589143" calcext:value-type="float">
            <text:p>10589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761349" calcext:value-type="float">
            <text:p>120761349</text:p>
          </table:table-cell>
          <table:table-cell office:value-type="float" office:value="10589866" calcext:value-type="float">
            <text:p>10589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6978105" calcext:value-type="float">
            <text:p>16978105</text:p>
          </table:table-cell>
          <table:table-cell office:value-type="float" office:value="10589931" calcext:value-type="float">
            <text:p>10589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76" calcext:value-type="float">
            <text:p>2076</text:p>
          </table:table-cell>
          <table:table-cell office:value-type="float" office:value="10589998" calcext:value-type="float">
            <text:p>1058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448358" calcext:value-type="float">
            <text:p>121448358</text:p>
          </table:table-cell>
          <table:table-cell office:value-type="float" office:value="10588472" calcext:value-type="float">
            <text:p>10588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569230" calcext:value-type="float">
            <text:p>17569230</text:p>
          </table:table-cell>
          <table:table-cell office:value-type="float" office:value="10588541" calcext:value-type="float">
            <text:p>10588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05" calcext:value-type="float">
            <text:p>305</text:p>
          </table:table-cell>
          <table:table-cell office:value-type="float" office:value="10588539" calcext:value-type="float">
            <text:p>10588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896905" calcext:value-type="float">
            <text:p>121896905</text:p>
          </table:table-cell>
          <table:table-cell office:value-type="float" office:value="10588707" calcext:value-type="float">
            <text:p>10588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985001" calcext:value-type="float">
            <text:p>17985001</text:p>
          </table:table-cell>
          <table:table-cell office:value-type="float" office:value="10588708" calcext:value-type="float">
            <text:p>1058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526" calcext:value-type="float">
            <text:p>1526</text:p>
          </table:table-cell>
          <table:table-cell office:value-type="float" office:value="10588782" calcext:value-type="float">
            <text:p>10588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07958929" calcext:value-type="float">
            <text:p>307958929</text:p>
          </table:table-cell>
          <table:table-cell office:value-type="float" office:value="10588345" calcext:value-type="float">
            <text:p>10588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3587125" calcext:value-type="float">
            <text:p>203587125</text:p>
          </table:table-cell>
          <table:table-cell office:value-type="float" office:value="10588513" calcext:value-type="float">
            <text:p>105885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05" calcext:value-type="float">
            <text:p>305</text:p>
          </table:table-cell>
          <table:table-cell office:value-type="float" office:value="10588424" calcext:value-type="float">
            <text:p>10588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34743833" calcext:value-type="float">
            <text:p>334743833</text:p>
          </table:table-cell>
          <table:table-cell office:value-type="float" office:value="10587567" calcext:value-type="float">
            <text:p>10587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30397543" calcext:value-type="float">
            <text:p>230397543</text:p>
          </table:table-cell>
          <table:table-cell office:value-type="float" office:value="10587766" calcext:value-type="float">
            <text:p>10587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831" calcext:value-type="float">
            <text:p>1831</text:p>
          </table:table-cell>
          <table:table-cell office:value-type="float" office:value="10587774" calcext:value-type="float">
            <text:p>10587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75610305" calcext:value-type="float">
            <text:p>375610305</text:p>
          </table:table-cell>
          <table:table-cell office:value-type="float" office:value="10505685" calcext:value-type="float">
            <text:p>10505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71862524" calcext:value-type="float">
            <text:p>271862524</text:p>
          </table:table-cell>
          <table:table-cell office:value-type="float" office:value="10505739" calcext:value-type="float">
            <text:p>105057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282" calcext:value-type="float">
            <text:p>1282</text:p>
          </table:table-cell>
          <table:table-cell office:value-type="float" office:value="10505688" calcext:value-type="float">
            <text:p>10505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85092032" calcext:value-type="float">
            <text:p>385092032</text:p>
          </table:table-cell>
          <table:table-cell office:value-type="float" office:value="10505680" calcext:value-type="float">
            <text:p>105056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81227551" calcext:value-type="float">
            <text:p>281227551</text:p>
          </table:table-cell>
          <table:table-cell office:value-type="float" office:value="10505734" calcext:value-type="float">
            <text:p>10505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8" calcext:value-type="float">
            <text:p>1708</text:p>
          </table:table-cell>
          <table:table-cell office:value-type="float" office:value="10505733" calcext:value-type="float">
            <text:p>10505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95730127" calcext:value-type="float">
            <text:p>395730127</text:p>
          </table:table-cell>
          <table:table-cell office:value-type="float" office:value="10505382" calcext:value-type="float">
            <text:p>10505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91747361" calcext:value-type="float">
            <text:p>291747361</text:p>
          </table:table-cell>
          <table:table-cell office:value-type="float" office:value="10505428" calcext:value-type="float">
            <text:p>10505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76" calcext:value-type="float">
            <text:p>2076</text:p>
          </table:table-cell>
          <table:table-cell office:value-type="float" office:value="10505431" calcext:value-type="float">
            <text:p>10505431</text:p>
          </table:table-cell>
        </table:table-row>
      </table:table>
      <table:table table:name="output.EMA.122546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892025" calcext:value-type="float">
            <text:p>120892025</text:p>
          </table:table-cell>
          <table:table-cell office:value-type="float" office:value="10604783" calcext:value-type="float">
            <text:p>1060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6855853" calcext:value-type="float">
            <text:p>16855853</text:p>
          </table:table-cell>
          <table:table-cell office:value-type="float" office:value="10604885" calcext:value-type="float">
            <text:p>10604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136" calcext:value-type="float">
            <text:p>2136</text:p>
          </table:table-cell>
          <table:table-cell office:value-type="float" office:value="10604951" calcext:value-type="float">
            <text:p>10604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249750" calcext:value-type="float">
            <text:p>121249750</text:p>
          </table:table-cell>
          <table:table-cell office:value-type="float" office:value="10589537" calcext:value-type="float">
            <text:p>10589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294755" calcext:value-type="float">
            <text:p>17294755</text:p>
          </table:table-cell>
          <table:table-cell office:value-type="float" office:value="10589669" calcext:value-type="float">
            <text:p>10589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09" calcext:value-type="float">
            <text:p>1709</text:p>
          </table:table-cell>
          <table:table-cell office:value-type="float" office:value="10589746" calcext:value-type="float">
            <text:p>10589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416621" calcext:value-type="float">
            <text:p>121416621</text:p>
          </table:table-cell>
          <table:table-cell office:value-type="float" office:value="10588575" calcext:value-type="float">
            <text:p>10588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533098" calcext:value-type="float">
            <text:p>17533098</text:p>
          </table:table-cell>
          <table:table-cell office:value-type="float" office:value="10588564" calcext:value-type="float">
            <text:p>10588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70" calcext:value-type="float">
            <text:p>1770</text:p>
          </table:table-cell>
          <table:table-cell office:value-type="float" office:value="10588642" calcext:value-type="float">
            <text:p>10588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1210383" calcext:value-type="float">
            <text:p>121210383</text:p>
          </table:table-cell>
          <table:table-cell office:value-type="float" office:value="10588486" calcext:value-type="float">
            <text:p>10588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533036" calcext:value-type="float">
            <text:p>17533036</text:p>
          </table:table-cell>
          <table:table-cell office:value-type="float" office:value="10588494" calcext:value-type="float">
            <text:p>105884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854" calcext:value-type="float">
            <text:p>854</text:p>
          </table:table-cell>
          <table:table-cell office:value-type="float" office:value="10588575" calcext:value-type="float">
            <text:p>10588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370963" calcext:value-type="float">
            <text:p>122370963</text:p>
          </table:table-cell>
          <table:table-cell office:value-type="float" office:value="10588507" calcext:value-type="float">
            <text:p>10588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423598" calcext:value-type="float">
            <text:p>18423598</text:p>
          </table:table-cell>
          <table:table-cell office:value-type="float" office:value="10588578" calcext:value-type="float">
            <text:p>10588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44" calcext:value-type="float">
            <text:p>244</text:p>
          </table:table-cell>
          <table:table-cell office:value-type="float" office:value="10588589" calcext:value-type="float">
            <text:p>10588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2353874" calcext:value-type="float">
            <text:p>122353874</text:p>
          </table:table-cell>
          <table:table-cell office:value-type="float" office:value="10588581" calcext:value-type="float">
            <text:p>10588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594496" calcext:value-type="float">
            <text:p>18594496</text:p>
          </table:table-cell>
          <table:table-cell office:value-type="float" office:value="10588589" calcext:value-type="float">
            <text:p>10588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1770" calcext:value-type="float">
            <text:p>1770</text:p>
          </table:table-cell>
          <table:table-cell office:value-type="float" office:value="10588587" calcext:value-type="float">
            <text:p>10588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08256108" calcext:value-type="float">
            <text:p>308256108</text:p>
          </table:table-cell>
          <table:table-cell office:value-type="float" office:value="10588218" calcext:value-type="float">
            <text:p>10588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4222622" calcext:value-type="float">
            <text:p>204222622</text:p>
          </table:table-cell>
          <table:table-cell office:value-type="float" office:value="10588382" calcext:value-type="float">
            <text:p>10588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428" calcext:value-type="float">
            <text:p>428</text:p>
          </table:table-cell>
          <table:table-cell office:value-type="float" office:value="10588286" calcext:value-type="float">
            <text:p>10588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41189861" calcext:value-type="float">
            <text:p>341189861</text:p>
          </table:table-cell>
          <table:table-cell office:value-type="float" office:value="10587667" calcext:value-type="float">
            <text:p>10587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36869266" calcext:value-type="float">
            <text:p>236869266</text:p>
          </table:table-cell>
          <table:table-cell office:value-type="float" office:value="10587843" calcext:value-type="float">
            <text:p>10587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014" calcext:value-type="float">
            <text:p>2014</text:p>
          </table:table-cell>
          <table:table-cell office:value-type="float" office:value="10587846" calcext:value-type="float">
            <text:p>10587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81336670" calcext:value-type="float">
            <text:p>381336670</text:p>
          </table:table-cell>
          <table:table-cell office:value-type="float" office:value="10505608" calcext:value-type="float">
            <text:p>1050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77618247" calcext:value-type="float">
            <text:p>277618247</text:p>
          </table:table-cell>
          <table:table-cell office:value-type="float" office:value="10505603" calcext:value-type="float">
            <text:p>10505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2319" calcext:value-type="float">
            <text:p>2319</text:p>
          </table:table-cell>
          <table:table-cell office:value-type="float" office:value="10505609" calcext:value-type="float">
            <text:p>105056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392664095" calcext:value-type="float">
            <text:p>392664095</text:p>
          </table:table-cell>
          <table:table-cell office:value-type="float" office:value="10505611" calcext:value-type="float">
            <text:p>10505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88865716" calcext:value-type="float">
            <text:p>288865716</text:p>
          </table:table-cell>
          <table:table-cell office:value-type="float" office:value="10505644" calcext:value-type="float">
            <text:p>10505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916" calcext:value-type="float">
            <text:p>916</text:p>
          </table:table-cell>
          <table:table-cell office:value-type="float" office:value="10505716" calcext:value-type="float">
            <text:p>10505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401466075" calcext:value-type="float">
            <text:p>401466075</text:p>
          </table:table-cell>
          <table:table-cell office:value-type="float" office:value="10505475" calcext:value-type="float">
            <text:p>10505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97671418" calcext:value-type="float">
            <text:p>297671418</text:p>
          </table:table-cell>
          <table:table-cell office:value-type="float" office:value="10505460" calcext:value-type="float">
            <text:p>105054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305" calcext:value-type="float">
            <text:p>305</text:p>
          </table:table-cell>
          <table:table-cell office:value-type="float" office:value="10505465" calcext:value-type="float">
            <text:p>10505465</text:p>
          </table:table-cell>
        </table:table-row>
      </table:table>
      <table:table table:name="output.EMA.126566  " table:style-name="ta1">
        <table:shapes>
          <draw:frame draw:z-index="0" draw:style-name="gr1" draw:text-style-name="P1" svg:width="6.2984in" svg:height="3.5453in" svg:x="8.726in" svg:y="6.7039in">
            <draw:object draw:notify-on-update-of-ranges="'output.EMA.126566  '.I1:'output.EMA.126566  '.I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0.7496in" svg:y="0in">
            <draw:object draw:notify-on-update-of-ranges="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  'output.EMA.126566  '.K2:'output.EMA.126566  '.K2 'output.EMA.126566  '.K5:'output.EMA.126566  '.K5 'output.EMA.126566  '.K8:'output.EMA.126566  '.K8 'output.EMA.126566  '.K11:'output.EMA.126566  '.K11 'output.EMA.126566  '.K14:'output.EMA.126566  '.K14 'output.EMA.126566  '.K17:'output.EMA.126566  '.K17 'output.EMA.126566  '.K20:'output.EMA.126566  '.K20 'output.EMA.126566  '.K23:'output.EMA.126566  '.K23 'output.EMA.126566  '.K26:'output.EMA.126566  '.K26 'output.EMA.126566  '.K29:'output.EMA.126566  '.K29 'output.EMA.126566  '.K32:'output.EMA.126566  '.K32  'output.EMA.126566  '.K3:'output.EMA.126566  '.K3 'output.EMA.126566  '.K6:'output.EMA.126566  '.K6 'output.EMA.126566  '.K9:'output.EMA.126566  '.K9 'output.EMA.126566  '.K12:'output.EMA.126566  '.K12 'output.EMA.126566  '.K15:'output.EMA.126566  '.K15 'output.EMA.126566  '.K18:'output.EMA.126566  '.K18 'output.EMA.126566  '.K21:'output.EMA.126566  '.K21 'output.EMA.126566  '.K24:'output.EMA.126566  '.K24 'output.EMA.126566  '.K27:'output.EMA.126566  '.K27 'output.EMA.126566  '.K30:'output.EMA.126566  '.K30 'output.EMA.126566  '.K33:'output.EMA.126566  '.K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number-columns-repeated="11" table:default-cell-style-name="Default"/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region_id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visits</text:p>
          </table:table-cell>
          <table:table-cell office:value-type="string" calcext:value-type="string">
            <text:p>device_na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ktor von package-0 zu core</text:p>
          </table:table-cell>
          <table:table-cell office:value-type="string" calcext:value-type="string">
            <text:p>energy /m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1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9338" calcext:value-type="float">
            <text:p>9338</text:p>
          </table:table-cell>
          <table:table-cell office:value-type="float" office:value="1187" calcext:value-type="float">
            <text:p>1187</text:p>
          </table:table-cell>
          <table:table-cell table:formula="of:=[.H2]/[.H3]" office:value-type="float" office:value="4.93551797040169" calcext:value-type="float">
            <text:p>4.93551797040169</text:p>
          </table:table-cell>
          <table:table-cell table:formula="of:=[.H2]/1000" office:value-type="float" office:value="9.338" calcext:value-type="float">
            <text:p>9.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1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92" calcext:value-type="float">
            <text:p>1892</text:p>
          </table:table-cell>
          <table:table-cell office:value-type="float" office:value="1174" calcext:value-type="float">
            <text:p>1174</text:p>
          </table:table-cell>
          <table:table-cell/>
          <table:table-cell table:formula="of:=[.H3]/1000"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apl_measure1.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H4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1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24" calcext:value-type="float">
            <text:p>12024</text:p>
          </table:table-cell>
          <table:table-cell office:value-type="float" office:value="1127" calcext:value-type="float">
            <text:p>1127</text:p>
          </table:table-cell>
          <table:table-cell table:formula="of:=[.H5]/[.H6]" office:value-type="float" office:value="5.97020854021847" calcext:value-type="float">
            <text:p>5.97020854021847</text:p>
          </table:table-cell>
          <table:table-cell table:formula="of:=[.H5]/1000" office:value-type="float" office:value="12.024" calcext:value-type="float">
            <text:p>12.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1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014" calcext:value-type="float">
            <text:p>2014</text:p>
          </table:table-cell>
          <table:table-cell office:value-type="float" office:value="1124" calcext:value-type="float">
            <text:p>1124</text:p>
          </table:table-cell>
          <table:table-cell/>
          <table:table-cell table:formula="of:=[.H6]/1000"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rapl_measure1.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H7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1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108" calcext:value-type="float">
            <text:p>11108</text:p>
          </table:table-cell>
          <table:table-cell office:value-type="float" office:value="1132" calcext:value-type="float">
            <text:p>1132</text:p>
          </table:table-cell>
          <table:table-cell table:formula="of:=[.H8]/[.H9]" office:value-type="float" office:value="6.27570621468927" calcext:value-type="float">
            <text:p>6.27570621468927</text:p>
          </table:table-cell>
          <table:table-cell table:formula="of:=[.H8]/1000" office:value-type="float" office:value="11.108" calcext:value-type="float">
            <text:p>11.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1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70" calcext:value-type="float">
            <text:p>1770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H9]/1000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rapl_measure1.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H10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1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26184" calcext:value-type="float">
            <text:p>26184</text:p>
          </table:table-cell>
          <table:table-cell office:value-type="float" office:value="1134" calcext:value-type="float">
            <text:p>1134</text:p>
          </table:table-cell>
          <table:table-cell table:formula="of:=[.H11]/[.H12]" office:value-type="float" office:value="5.95767918088737" calcext:value-type="float">
            <text:p>5.95767918088737</text:p>
          </table:table-cell>
          <table:table-cell table:formula="of:=[.H11]/1000" office:value-type="float" office:value="26.184" calcext:value-type="float">
            <text:p>26.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1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4395" calcext:value-type="float">
            <text:p>4395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H12]/1000" office:value-type="float" office:value="4.395" calcext:value-type="float">
            <text:p>4.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rapl_measure1.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H13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1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414" calcext:value-type="float">
            <text:p>11414</text:p>
          </table:table-cell>
          <table:table-cell office:value-type="float" office:value="1128" calcext:value-type="float">
            <text:p>1128</text:p>
          </table:table-cell>
          <table:table-cell table:formula="of:=[.H14]/[.H15]" office:value-type="float" office:value="6.23375204806117" calcext:value-type="float">
            <text:p>6.23375204806117</text:p>
          </table:table-cell>
          <table:table-cell table:formula="of:=[.H14]/1000" office:value-type="float" office:value="11.414" calcext:value-type="float">
            <text:p>11.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1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31" calcext:value-type="float">
            <text:p>1831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H15]/1000"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rapl_measure1.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H16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1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657" calcext:value-type="float">
            <text:p>11657</text:p>
          </table:table-cell>
          <table:table-cell office:value-type="float" office:value="1125" calcext:value-type="float">
            <text:p>1125</text:p>
          </table:table-cell>
          <table:table-cell table:formula="of:=[.H17]/[.H18]" office:value-type="float" office:value="6.36646641179683" calcext:value-type="float">
            <text:p>6.36646641179683</text:p>
          </table:table-cell>
          <table:table-cell table:formula="of:=[.H17]/1000" office:value-type="float" office:value="11.657" calcext:value-type="float">
            <text:p>11.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1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31" calcext:value-type="float">
            <text:p>1831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H18]/1000"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rapl_measure1.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H19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1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0926" calcext:value-type="float">
            <text:p>10926</text:p>
          </table:table-cell>
          <table:table-cell office:value-type="float" office:value="1127" calcext:value-type="float">
            <text:p>1127</text:p>
          </table:table-cell>
          <table:table-cell table:formula="of:=[.H20]/[.H21]" office:value-type="float" office:value="6.1728813559322" calcext:value-type="float">
            <text:p>6.1728813559322</text:p>
          </table:table-cell>
          <table:table-cell table:formula="of:=[.H20]/1000" office:value-type="float" office:value="10.926" calcext:value-type="float">
            <text:p>10.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1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770" calcext:value-type="float">
            <text:p>1770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H21]/1000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rapl_measure1.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H22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1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22094" calcext:value-type="float">
            <text:p>22094</text:p>
          </table:table-cell>
          <table:table-cell office:value-type="float" office:value="1127" calcext:value-type="float">
            <text:p>1127</text:p>
          </table:table-cell>
          <table:table-cell table:formula="of:=[.H23]/[.H24]" office:value-type="float" office:value="6.03331512834517" calcext:value-type="float">
            <text:p>6.03331512834517</text:p>
          </table:table-cell>
          <table:table-cell table:formula="of:=[.H23]/1000" office:value-type="float" office:value="22.094" calcext:value-type="float">
            <text:p>22.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1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3662" calcext:value-type="float">
            <text:p>3662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H24]/1000" office:value-type="float" office:value="3.662" calcext:value-type="float">
            <text:p>3.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rapl_measure1.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H25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1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4099" calcext:value-type="float">
            <text:p>14099</text:p>
          </table:table-cell>
          <table:table-cell office:value-type="float" office:value="1128" calcext:value-type="float">
            <text:p>1128</text:p>
          </table:table-cell>
          <table:table-cell table:formula="of:=[.H26]/[.H27]" office:value-type="float" office:value="6.07977576541613" calcext:value-type="float">
            <text:p>6.07977576541613</text:p>
          </table:table-cell>
          <table:table-cell table:formula="of:=[.H26]/1000" office:value-type="float" office:value="14.099" calcext:value-type="float">
            <text:p>14.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1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319" calcext:value-type="float">
            <text:p>231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H27]/1000" office:value-type="float" office:value="2.319" calcext:value-type="float">
            <text:p>2.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rapl_measure1.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H28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1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1170" calcext:value-type="float">
            <text:p>11170</text:p>
          </table:table-cell>
          <table:table-cell office:value-type="float" office:value="1145" calcext:value-type="float">
            <text:p>1145</text:p>
          </table:table-cell>
          <table:table-cell table:formula="of:=[.H29]/[.H30]" office:value-type="float" office:value="6.1004915346805" calcext:value-type="float">
            <text:p>6.1004915346805</text:p>
          </table:table-cell>
          <table:table-cell table:formula="of:=[.H29]/1000" office:value-type="float" office:value="11.17" calcext:value-type="float">
            <text:p>11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1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1831" calcext:value-type="float">
            <text:p>1831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[.H30]/1000"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rapl_measure1.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formula="of:=[.H31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1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package-0</text:p>
          </table:table-cell>
          <table:table-cell office:value-type="float" office:value="12085" calcext:value-type="float">
            <text:p>12085</text:p>
          </table:table-cell>
          <table:table-cell office:value-type="float" office:value="1139" calcext:value-type="float">
            <text:p>1139</text:p>
          </table:table-cell>
          <table:table-cell table:formula="of:=[.H32]/[.H33]" office:value-type="float" office:value="4.94881244881245" calcext:value-type="float">
            <text:p>4.94881244881245</text:p>
          </table:table-cell>
          <table:table-cell table:formula="of:=[.H32]/1000" office:value-type="float" office:value="12.085" calcext:value-type="float">
            <text:p>12.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1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core</text:p>
          </table:table-cell>
          <table:table-cell office:value-type="float" office:value="2442" calcext:value-type="float">
            <text:p>2442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H33]/1000"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rapl_measure1.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U-0.uncore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formula="of:=[.H34]/1000" office:value-type="float" office:value="0" calcext:value-type="float">
            <text:p>0</text:p>
          </table:table-cell>
        </table:table-row>
      </table:table>
      <table:table table:name="package-0" table:style-name="ta1"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region_idf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Energy / mJ</text:p>
          </table:table-cell>
          <table:table-cell table:style-name="ce1" office:value-type="string" calcext:value-type="string">
            <text:p>Energy / J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float" office:value="122131889" calcext:value-type="float">
            <text:p>122131889</text:p>
          </table:table-cell>
          <table:table-cell table:formula="of:=[.B2]/1000" office:value-type="float" office:value="122131.889" calcext:value-type="float">
            <text:p>122131.889</text:p>
          </table:table-cell>
          <table:table-cell table:formula="of:=[.C2]/1000" office:value-type="float" office:value="122.131889" calcext:value-type="float">
            <text:p>122.131889</text:p>
          </table:table-cell>
          <table:table-cell/>
          <table:table-cell office:value-type="float" office:value="10602552" calcext:value-type="float">
            <text:p>1060255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21547480" calcext:value-type="float">
            <text:p>121547480</text:p>
          </table:table-cell>
          <table:table-cell table:formula="of:=[.B3]/1000" office:value-type="float" office:value="121547.48" calcext:value-type="float">
            <text:p>121547.48</text:p>
          </table:table-cell>
          <table:table-cell table:formula="of:=[.C3]/1000" office:value-type="float" office:value="121.54748" calcext:value-type="float">
            <text:p>121.54748</text:p>
          </table:table-cell>
          <table:table-cell/>
          <table:table-cell office:value-type="float" office:value="10589681" calcext:value-type="float">
            <text:p>1058968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21352778" calcext:value-type="float">
            <text:p>121352778</text:p>
          </table:table-cell>
          <table:table-cell table:formula="of:=[.B4]/1000" office:value-type="float" office:value="121352.778" calcext:value-type="float">
            <text:p>121352.778</text:p>
          </table:table-cell>
          <table:table-cell table:formula="of:=[.C4]/1000" office:value-type="float" office:value="121.352778" calcext:value-type="float">
            <text:p>121.352778</text:p>
          </table:table-cell>
          <table:table-cell/>
          <table:table-cell office:value-type="float" office:value="10588615" calcext:value-type="float">
            <text:p>10588615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1606073" calcext:value-type="float">
            <text:p>121606073</text:p>
          </table:table-cell>
          <table:table-cell table:formula="of:=[.B5]/1000" office:value-type="float" office:value="121606.073" calcext:value-type="float">
            <text:p>121606.073</text:p>
          </table:table-cell>
          <table:table-cell table:formula="of:=[.C5]/1000" office:value-type="float" office:value="121.606073" calcext:value-type="float">
            <text:p>121.606073</text:p>
          </table:table-cell>
          <table:table-cell/>
          <table:table-cell office:value-type="float" office:value="10588523" calcext:value-type="float">
            <text:p>10588523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1645196" calcext:value-type="float">
            <text:p>121645196</text:p>
          </table:table-cell>
          <table:table-cell table:formula="of:=[.B6]/1000" office:value-type="float" office:value="121645.196" calcext:value-type="float">
            <text:p>121645.196</text:p>
          </table:table-cell>
          <table:table-cell table:formula="of:=[.C6]/1000" office:value-type="float" office:value="121.645196" calcext:value-type="float">
            <text:p>121.645196</text:p>
          </table:table-cell>
          <table:table-cell/>
          <table:table-cell office:value-type="float" office:value="10588619" calcext:value-type="float">
            <text:p>10588619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121929498" calcext:value-type="float">
            <text:p>121929498</text:p>
          </table:table-cell>
          <table:table-cell table:formula="of:=[.B7]/1000" office:value-type="float" office:value="121929.498" calcext:value-type="float">
            <text:p>121929.498</text:p>
          </table:table-cell>
          <table:table-cell table:formula="of:=[.C7]/1000" office:value-type="float" office:value="121.929498" calcext:value-type="float">
            <text:p>121.929498</text:p>
          </table:table-cell>
          <table:table-cell/>
          <table:table-cell office:value-type="float" office:value="10588609" calcext:value-type="float">
            <text:p>1058860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309550355" calcext:value-type="float">
            <text:p>309550355</text:p>
          </table:table-cell>
          <table:table-cell table:formula="of:=[.B8]/1000" office:value-type="float" office:value="309550.355" calcext:value-type="float">
            <text:p>309550.355</text:p>
          </table:table-cell>
          <table:table-cell table:formula="of:=[.C8]/1000" office:value-type="float" office:value="309.550355" calcext:value-type="float">
            <text:p>309.550355</text:p>
          </table:table-cell>
          <table:table-cell/>
          <table:table-cell office:value-type="float" office:value="10588338" calcext:value-type="float">
            <text:p>10588338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340845013" calcext:value-type="float">
            <text:p>340845013</text:p>
          </table:table-cell>
          <table:table-cell table:formula="of:=[.B9]/1000" office:value-type="float" office:value="340845.013" calcext:value-type="float">
            <text:p>340845.013</text:p>
          </table:table-cell>
          <table:table-cell table:formula="of:=[.C9]/1000" office:value-type="float" office:value="340.845013" calcext:value-type="float">
            <text:p>340.845013</text:p>
          </table:table-cell>
          <table:table-cell/>
          <table:table-cell office:value-type="float" office:value="10587442" calcext:value-type="float">
            <text:p>10587442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375873306" calcext:value-type="float">
            <text:p>375873306</text:p>
          </table:table-cell>
          <table:table-cell table:formula="of:=[.B10]/1000" office:value-type="float" office:value="375873.306" calcext:value-type="float">
            <text:p>375873.306</text:p>
          </table:table-cell>
          <table:table-cell table:formula="of:=[.C10]/1000" office:value-type="float" office:value="375.873306" calcext:value-type="float">
            <text:p>375.873306</text:p>
          </table:table-cell>
          <table:table-cell/>
          <table:table-cell office:value-type="float" office:value="10505419" calcext:value-type="float">
            <text:p>10505419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384942251" calcext:value-type="float">
            <text:p>384942251</text:p>
          </table:table-cell>
          <table:table-cell table:formula="of:=[.B11]/1000" office:value-type="float" office:value="384942.251" calcext:value-type="float">
            <text:p>384942.251</text:p>
          </table:table-cell>
          <table:table-cell table:formula="of:=[.C11]/1000" office:value-type="float" office:value="384.942251" calcext:value-type="float">
            <text:p>384.942251</text:p>
          </table:table-cell>
          <table:table-cell/>
          <table:table-cell office:value-type="float" office:value="10505612" calcext:value-type="float">
            <text:p>10505612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office:value-type="float" office:value="395768702" calcext:value-type="float">
            <text:p>395768702</text:p>
          </table:table-cell>
          <table:table-cell table:formula="of:=[.B12]/1000" office:value-type="float" office:value="395768.702" calcext:value-type="float">
            <text:p>395768.702</text:p>
          </table:table-cell>
          <table:table-cell table:formula="of:=[.C12]/1000" office:value-type="float" office:value="395.768702" calcext:value-type="float">
            <text:p>395.768702</text:p>
          </table:table-cell>
          <table:table-cell/>
          <table:table-cell office:value-type="float" office:value="10505495" calcext:value-type="float">
            <text:p>10505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style-name="ce2" table:formula="of:=MIN([.D2:.D12])" office:value-type="float" office:value="121.352778" calcext:value-type="float">
            <text:p>121.35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style-name="ce3" table:formula="of:=MAX([.D2:.D12])" office:value-type="float" office:value="395.768702" calcext:value-type="float">
            <text:p>395.7687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style-name="ce3" table:formula="of:=SUM([.D2:.D12])/11" office:value-type="float" office:value="230.653867363636" calcext:value-type="float">
            <text:p>230.6538673636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abweichung</text:p>
          </table:table-cell>
          <table:table-cell table:style-name="ce3" table:formula="of:=STDEV([.D2:.D12])" office:value-type="float" office:value="127.179595732619" calcext:value-type="float">
            <text:p>127.1795957326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ttelwert der ersten 6 Messungen</text:p>
          </table:table-cell>
          <table:table-cell table:style-name="ce4" table:formula="of:=SUM([.D2:.D7])/6" office:value-type="float" office:value="121.702152333333" calcext:value-type="float">
            <text:p>121.702152333333</text:p>
          </table:table-cell>
          <table:table-cell table:number-columns-repeated="2"/>
        </table:table-row>
      </table:table>
      <table:table table:name="core" table:style-name="ta1">
        <table:shapes>
          <draw:frame draw:z-index="0" draw:style-name="gr1" draw:text-style-name="P1" svg:width="3.1984in" svg:height="1.802in" svg:x="13.6244in" svg:y="0in">
            <draw:object draw:notify-on-update-of-ranges="core.F2:core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7398in" svg:height="2.1035in" svg:x="13.5484in" svg:y="2.315in">
            <draw:object draw:notify-on-update-of-ranges="core.F19:core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2in" svg:height="3.5449in" svg:x="5.176in" svg:y="6.6299in">
            <draw:object draw:notify-on-update-of-ranges="core.B2:core.B12 core.L1:core.L1 core.L2:core.L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09in" svg:height="3.5453in" svg:x="13.874in" svg:y="6.2854in">
            <draw:object draw:notify-on-update-of-ranges="core.B19:core.B29 core.J18:core.J18 core.J19:core.J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9" table:default-cell-style-name="Default"/>
        <table:table-column table:style-name="co9" table:default-cell-style-name="ce6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ce6"/>
        <table:table-column table:style-name="co12" table:number-columns-repeated="2" table:default-cell-style-name="Default"/>
        <table:table-column table:style-name="co9" table:default-cell-style-name="ce6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output.EMA.115062</text:p>
          </table:table-cell>
          <table:table-cell table:style-name="ce1" office:value-type="string" calcext:value-type="string">
            <text:p>region_idf</text:p>
          </table:table-cell>
          <table:table-cell table:style-name="ce5" office:value-type="string" calcext:value-type="string">
            <text:p>Energy / μJ</text:p>
          </table:table-cell>
          <table:table-cell table:style-name="ce1" office:value-type="string" calcext:value-type="string">
            <text:p>Energy / mJ</text:p>
          </table:table-cell>
          <table:table-cell table:style-name="ce1" office:value-type="string" calcext:value-type="string">
            <text:p>Energy / J</text:p>
          </table:table-cell>
          <table:table-cell table:style-name="ce1" office:value-type="string" calcext:value-type="string">
            <text:p>energy per work-replication / μJ</text:p>
          </table:table-cell>
          <table:table-cell table:style-name="ce5" office:value-type="string" calcext:value-type="string">
            <text:p>energy_dif / μJ</text:p>
          </table:table-cell>
          <table:table-cell table:style-name="ce1" office:value-type="string" calcext:value-type="string">
            <text:p>energy_diff / mJ</text:p>
          </table:table-cell>
          <table:table-cell table:style-name="ce1" office:value-type="string" calcext:value-type="string">
            <text:p>energy_diff / J</text:p>
          </table:table-cell>
          <table:table-cell table:style-name="ce5" office:value-type="string" calcext:value-type="string">
            <text:p>Time / μs</text:p>
          </table:table-cell>
          <table:table-cell table:style-name="ce1" office:value-type="string" calcext:value-type="string">
            <text:p>Time / ms</text:p>
          </table:table-cell>
          <table:table-cell table:style-name="ce1" office:value-type="string" calcext:value-type="string">
            <text:p>Time / 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float" office:value="17888627" calcext:value-type="float">
            <text:p>17888627</text:p>
          </table:table-cell>
          <table:table-cell table:formula="of:=[.C2]/1000" office:value-type="float" office:value="17888.627" calcext:value-type="float">
            <text:p>17888.627</text:p>
          </table:table-cell>
          <table:table-cell table:formula="of:=[.D2]/1000" office:value-type="float" office:value="17.888627" calcext:value-type="float">
            <text:p>17.888627</text:p>
          </table:table-cell>
          <table:table-cell table:formula="of:=[.C2]/10000" office:value-type="float" office:value="1788.8627" calcext:value-type="float">
            <text:p>1788.8627</text:p>
          </table:table-cell>
          <table:table-cell table:formula="of:=[.C2]-[.C2]" office:value-type="float" office:value="0" calcext:value-type="float">
            <text:p>0</text:p>
          </table:table-cell>
          <table:table-cell table:formula="of:=[.G2]/1000" office:value-type="float" office:value="0" calcext:value-type="float">
            <text:p>0</text:p>
          </table:table-cell>
          <table:table-cell table:formula="of:=[.H2]/1000" office:value-type="float" office:value="0" calcext:value-type="float">
            <text:p>0</text:p>
          </table:table-cell>
          <table:table-cell office:value-type="float" office:value="10602605" calcext:value-type="float">
            <text:p>10602605</text:p>
          </table:table-cell>
          <table:table-cell table:formula="of:=[.J2]/1000" office:value-type="float" office:value="10602.605" calcext:value-type="float">
            <text:p>10602.605</text:p>
          </table:table-cell>
          <table:table-cell table:formula="of:=[.K2]/1000" office:value-type="float" office:value="10.602605" calcext:value-type="float">
            <text:p>10.6026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office:value-type="float" office:value="17634598" calcext:value-type="float">
            <text:p>17634598</text:p>
          </table:table-cell>
          <table:table-cell table:formula="of:=[.C3]/1000" office:value-type="float" office:value="17634.598" calcext:value-type="float">
            <text:p>17634.598</text:p>
          </table:table-cell>
          <table:table-cell table:formula="of:=[.D3]/1000" office:value-type="float" office:value="17.634598" calcext:value-type="float">
            <text:p>17.634598</text:p>
          </table:table-cell>
          <table:table-cell table:formula="of:=[.C3]/10000" office:value-type="float" office:value="1763.4598" calcext:value-type="float">
            <text:p>1763.4598</text:p>
          </table:table-cell>
          <table:table-cell table:formula="of:=[.C3]-[.C2]" office:value-type="float" office:value="-254029" calcext:value-type="float">
            <text:p>-254029</text:p>
          </table:table-cell>
          <table:table-cell table:formula="of:=[.G3]/1000" office:value-type="float" office:value="-254.029" calcext:value-type="float">
            <text:p>-254.029</text:p>
          </table:table-cell>
          <table:table-cell table:formula="of:=[.H3]/1000" office:value-type="float" office:value="-0.254029" calcext:value-type="float">
            <text:p>-0.254029</text:p>
          </table:table-cell>
          <table:table-cell office:value-type="float" office:value="10589796" calcext:value-type="float">
            <text:p>10589796</text:p>
          </table:table-cell>
          <table:table-cell table:formula="of:=[.J3]/1000" office:value-type="float" office:value="10589.796" calcext:value-type="float">
            <text:p>10589.796</text:p>
          </table:table-cell>
          <table:table-cell table:formula="of:=[.K3]/1000" office:value-type="float" office:value="10.589796" calcext:value-type="float">
            <text:p>10.5897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office:value-type="float" office:value="17307389" calcext:value-type="float">
            <text:p>17307389</text:p>
          </table:table-cell>
          <table:table-cell table:formula="of:=[.C4]/1000" office:value-type="float" office:value="17307.389" calcext:value-type="float">
            <text:p>17307.389</text:p>
          </table:table-cell>
          <table:table-cell table:formula="of:=[.D4]/1000" office:value-type="float" office:value="17.307389" calcext:value-type="float">
            <text:p>17.307389</text:p>
          </table:table-cell>
          <table:table-cell table:formula="of:=[.C4]/10000" office:value-type="float" office:value="1730.7389" calcext:value-type="float">
            <text:p>1730.7389</text:p>
          </table:table-cell>
          <table:table-cell table:formula="of:=[.C4]-[.C3]" office:value-type="float" office:value="-327209" calcext:value-type="float">
            <text:p>-327209</text:p>
          </table:table-cell>
          <table:table-cell table:formula="of:=[.G4]/1000" office:value-type="float" office:value="-327.209" calcext:value-type="float">
            <text:p>-327.209</text:p>
          </table:table-cell>
          <table:table-cell table:formula="of:=[.H4]/1000" office:value-type="float" office:value="-0.327209" calcext:value-type="float">
            <text:p>-0.327209</text:p>
          </table:table-cell>
          <table:table-cell office:value-type="float" office:value="10588690" calcext:value-type="float">
            <text:p>10588690</text:p>
          </table:table-cell>
          <table:table-cell table:formula="of:=[.J4]/1000" office:value-type="float" office:value="10588.69" calcext:value-type="float">
            <text:p>10588.69</text:p>
          </table:table-cell>
          <table:table-cell table:formula="of:=[.K4]/1000" office:value-type="float" office:value="10.58869" calcext:value-type="float">
            <text:p>10.588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office:value-type="float" office:value="17665605" calcext:value-type="float">
            <text:p>17665605</text:p>
          </table:table-cell>
          <table:table-cell table:formula="of:=[.C5]/1000" office:value-type="float" office:value="17665.605" calcext:value-type="float">
            <text:p>17665.605</text:p>
          </table:table-cell>
          <table:table-cell table:formula="of:=[.D5]/1000" office:value-type="float" office:value="17.665605" calcext:value-type="float">
            <text:p>17.665605</text:p>
          </table:table-cell>
          <table:table-cell table:formula="of:=[.C5]/10000" office:value-type="float" office:value="1766.5605" calcext:value-type="float">
            <text:p>1766.5605</text:p>
          </table:table-cell>
          <table:table-cell table:formula="of:=[.C5]-[.C4]" office:value-type="float" office:value="358216" calcext:value-type="float">
            <text:p>358216</text:p>
          </table:table-cell>
          <table:table-cell table:formula="of:=[.G5]/1000" office:value-type="float" office:value="358.216" calcext:value-type="float">
            <text:p>358.216</text:p>
          </table:table-cell>
          <table:table-cell table:formula="of:=[.H5]/1000" office:value-type="float" office:value="0.358216" calcext:value-type="float">
            <text:p>0.358216</text:p>
          </table:table-cell>
          <table:table-cell office:value-type="float" office:value="10588595" calcext:value-type="float">
            <text:p>10588595</text:p>
          </table:table-cell>
          <table:table-cell table:formula="of:=[.J5]/1000" office:value-type="float" office:value="10588.595" calcext:value-type="float">
            <text:p>10588.595</text:p>
          </table:table-cell>
          <table:table-cell table:formula="of:=[.K5]/1000" office:value-type="float" office:value="10.588595" calcext:value-type="float">
            <text:p>10.5885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 office:value-type="float" office:value="17548356" calcext:value-type="float">
            <text:p>17548356</text:p>
          </table:table-cell>
          <table:table-cell table:formula="of:=[.C6]/1000" office:value-type="float" office:value="17548.356" calcext:value-type="float">
            <text:p>17548.356</text:p>
          </table:table-cell>
          <table:table-cell table:formula="of:=[.D6]/1000" office:value-type="float" office:value="17.548356" calcext:value-type="float">
            <text:p>17.548356</text:p>
          </table:table-cell>
          <table:table-cell table:formula="of:=[.C6]/10000" office:value-type="float" office:value="1754.8356" calcext:value-type="float">
            <text:p>1754.8356</text:p>
          </table:table-cell>
          <table:table-cell table:formula="of:=[.C6]-[.C5]" office:value-type="float" office:value="-117249" calcext:value-type="float">
            <text:p>-117249</text:p>
          </table:table-cell>
          <table:table-cell table:formula="of:=[.G6]/1000" office:value-type="float" office:value="-117.249" calcext:value-type="float">
            <text:p>-117.249</text:p>
          </table:table-cell>
          <table:table-cell table:formula="of:=[.H6]/1000" office:value-type="float" office:value="-0.117249" calcext:value-type="float">
            <text:p>-0.117249</text:p>
          </table:table-cell>
          <table:table-cell office:value-type="float" office:value="10588690" calcext:value-type="float">
            <text:p>10588690</text:p>
          </table:table-cell>
          <table:table-cell table:formula="of:=[.J6]/1000" office:value-type="float" office:value="10588.69" calcext:value-type="float">
            <text:p>10588.69</text:p>
          </table:table-cell>
          <table:table-cell table:formula="of:=[.K6]/1000" office:value-type="float" office:value="10.58869" calcext:value-type="float">
            <text:p>10.588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5</text:p>
          </table:table-cell>
          <table:table-cell office:value-type="float" office:value="18059157" calcext:value-type="float">
            <text:p>18059157</text:p>
          </table:table-cell>
          <table:table-cell table:formula="of:=[.C7]/1000" office:value-type="float" office:value="18059.157" calcext:value-type="float">
            <text:p>18059.157</text:p>
          </table:table-cell>
          <table:table-cell table:formula="of:=[.D7]/1000" office:value-type="float" office:value="18.059157" calcext:value-type="float">
            <text:p>18.059157</text:p>
          </table:table-cell>
          <table:table-cell table:formula="of:=[.C7]/10000" office:value-type="float" office:value="1805.9157" calcext:value-type="float">
            <text:p>1805.9157</text:p>
          </table:table-cell>
          <table:table-cell table:formula="of:=[.C7]-[.C6]" office:value-type="float" office:value="510801" calcext:value-type="float">
            <text:p>510801</text:p>
          </table:table-cell>
          <table:table-cell table:formula="of:=[.G7]/1000" office:value-type="float" office:value="510.801" calcext:value-type="float">
            <text:p>510.801</text:p>
          </table:table-cell>
          <table:table-cell table:formula="of:=[.H7]/1000" office:value-type="float" office:value="0.510801" calcext:value-type="float">
            <text:p>0.510801</text:p>
          </table:table-cell>
          <table:table-cell office:value-type="float" office:value="10588605" calcext:value-type="float">
            <text:p>10588605</text:p>
          </table:table-cell>
          <table:table-cell table:formula="of:=[.J7]/1000" office:value-type="float" office:value="10588.605" calcext:value-type="float">
            <text:p>10588.605</text:p>
          </table:table-cell>
          <table:table-cell table:formula="of:=[.K7]/1000" office:value-type="float" office:value="10.588605" calcext:value-type="float">
            <text:p>10.5886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 office:value-type="float" office:value="205265954" calcext:value-type="float">
            <text:p>205265954</text:p>
          </table:table-cell>
          <table:table-cell table:formula="of:=[.C8]/1000" office:value-type="float" office:value="205265.954" calcext:value-type="float">
            <text:p>205265.954</text:p>
          </table:table-cell>
          <table:table-cell table:formula="of:=[.D8]/1000" office:value-type="float" office:value="205.265954" calcext:value-type="float">
            <text:p>205.265954</text:p>
          </table:table-cell>
          <table:table-cell table:formula="of:=[.C8]/10000" office:value-type="float" office:value="20526.5954" calcext:value-type="float">
            <text:p>20526.5954</text:p>
          </table:table-cell>
          <table:table-cell table:formula="of:=[.C8]-[.C7]" office:value-type="float" office:value="187206797" calcext:value-type="float">
            <text:p>187206797</text:p>
          </table:table-cell>
          <table:table-cell table:formula="of:=[.G8]/1000" office:value-type="float" office:value="187206.797" calcext:value-type="float">
            <text:p>187206.797</text:p>
          </table:table-cell>
          <table:table-cell table:formula="of:=[.H8]/1000" office:value-type="float" office:value="187.206797" calcext:value-type="float">
            <text:p>187.206797</text:p>
          </table:table-cell>
          <table:table-cell office:value-type="float" office:value="10588508" calcext:value-type="float">
            <text:p>10588508</text:p>
          </table:table-cell>
          <table:table-cell table:formula="of:=[.J8]/1000" office:value-type="float" office:value="10588.508" calcext:value-type="float">
            <text:p>10588.508</text:p>
          </table:table-cell>
          <table:table-cell table:formula="of:=[.K8]/1000" office:value-type="float" office:value="10.588508" calcext:value-type="float">
            <text:p>10.5885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 office:value-type="float" office:value="236477727" calcext:value-type="float">
            <text:p>236477727</text:p>
          </table:table-cell>
          <table:table-cell table:formula="of:=[.C9]/1000" office:value-type="float" office:value="236477.727" calcext:value-type="float">
            <text:p>236477.727</text:p>
          </table:table-cell>
          <table:table-cell table:formula="of:=[.D9]/1000" office:value-type="float" office:value="236.477727" calcext:value-type="float">
            <text:p>236.477727</text:p>
          </table:table-cell>
          <table:table-cell table:formula="of:=[.C9]/10000" office:value-type="float" office:value="23647.7727" calcext:value-type="float">
            <text:p>23647.7727</text:p>
          </table:table-cell>
          <table:table-cell table:formula="of:=[.C9]-[.C8]" office:value-type="float" office:value="31211773" calcext:value-type="float">
            <text:p>31211773</text:p>
          </table:table-cell>
          <table:table-cell table:formula="of:=[.G9]/1000" office:value-type="float" office:value="31211.773" calcext:value-type="float">
            <text:p>31211.773</text:p>
          </table:table-cell>
          <table:table-cell table:formula="of:=[.H9]/1000" office:value-type="float" office:value="31.211773" calcext:value-type="float">
            <text:p>31.211773</text:p>
          </table:table-cell>
          <table:table-cell office:value-type="float" office:value="10587619" calcext:value-type="float">
            <text:p>10587619</text:p>
          </table:table-cell>
          <table:table-cell table:formula="of:=[.J9]/1000" office:value-type="float" office:value="10587.619" calcext:value-type="float">
            <text:p>10587.619</text:p>
          </table:table-cell>
          <table:table-cell table:formula="of:=[.K9]/1000" office:value-type="float" office:value="10.587619" calcext:value-type="float">
            <text:p>10.58761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8</text:p>
          </table:table-cell>
          <table:table-cell office:value-type="float" office:value="272050024" calcext:value-type="float">
            <text:p>272050024</text:p>
          </table:table-cell>
          <table:table-cell table:formula="of:=[.C10]/1000" office:value-type="float" office:value="272050.024" calcext:value-type="float">
            <text:p>272050.024</text:p>
          </table:table-cell>
          <table:table-cell table:formula="of:=[.D10]/1000" office:value-type="float" office:value="272.050024" calcext:value-type="float">
            <text:p>272.050024</text:p>
          </table:table-cell>
          <table:table-cell table:formula="of:=[.C10]/10000" office:value-type="float" office:value="27205.0024" calcext:value-type="float">
            <text:p>27205.0024</text:p>
          </table:table-cell>
          <table:table-cell table:formula="of:=[.C10]-[.C9]" office:value-type="float" office:value="35572297" calcext:value-type="float">
            <text:p>35572297</text:p>
          </table:table-cell>
          <table:table-cell table:formula="of:=[.G10]/1000" office:value-type="float" office:value="35572.297" calcext:value-type="float">
            <text:p>35572.297</text:p>
          </table:table-cell>
          <table:table-cell table:formula="of:=[.H10]/1000" office:value-type="float" office:value="35.572297" calcext:value-type="float">
            <text:p>35.572297</text:p>
          </table:table-cell>
          <table:table-cell office:value-type="float" office:value="10505471" calcext:value-type="float">
            <text:p>10505471</text:p>
          </table:table-cell>
          <table:table-cell table:formula="of:=[.J10]/1000" office:value-type="float" office:value="10505.471" calcext:value-type="float">
            <text:p>10505.471</text:p>
          </table:table-cell>
          <table:table-cell table:formula="of:=[.K10]/1000" office:value-type="float" office:value="10.505471" calcext:value-type="float">
            <text:p>10.5054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9</text:p>
          </table:table-cell>
          <table:table-cell office:value-type="float" office:value="281086927" calcext:value-type="float">
            <text:p>281086927</text:p>
          </table:table-cell>
          <table:table-cell table:formula="of:=[.C11]/1000" office:value-type="float" office:value="281086.927" calcext:value-type="float">
            <text:p>281086.927</text:p>
          </table:table-cell>
          <table:table-cell table:formula="of:=[.D11]/1000" office:value-type="float" office:value="281.086927" calcext:value-type="float">
            <text:p>281.086927</text:p>
          </table:table-cell>
          <table:table-cell table:formula="of:=[.C11]/10000" office:value-type="float" office:value="28108.6927" calcext:value-type="float">
            <text:p>28108.6927</text:p>
          </table:table-cell>
          <table:table-cell table:formula="of:=[.C11]-[.C10]" office:value-type="float" office:value="9036903" calcext:value-type="float">
            <text:p>9036903</text:p>
          </table:table-cell>
          <table:table-cell table:formula="of:=[.G11]/1000" office:value-type="float" office:value="9036.903" calcext:value-type="float">
            <text:p>9036.903</text:p>
          </table:table-cell>
          <table:table-cell table:formula="of:=[.H11]/1000" office:value-type="float" office:value="9.036903" calcext:value-type="float">
            <text:p>9.036903</text:p>
          </table:table-cell>
          <table:table-cell office:value-type="float" office:value="10505670" calcext:value-type="float">
            <text:p>10505670</text:p>
          </table:table-cell>
          <table:table-cell table:formula="of:=[.J11]/1000" office:value-type="float" office:value="10505.67" calcext:value-type="float">
            <text:p>10505.67</text:p>
          </table:table-cell>
          <table:table-cell table:formula="of:=[.K11]/1000" office:value-type="float" office:value="10.50567" calcext:value-type="float">
            <text:p>10.505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10</text:p>
          </table:table-cell>
          <table:table-cell office:value-type="float" office:value="291844163" calcext:value-type="float">
            <text:p>291844163</text:p>
          </table:table-cell>
          <table:table-cell table:formula="of:=[.C12]/1000" office:value-type="float" office:value="291844.163" calcext:value-type="float">
            <text:p>291844.163</text:p>
          </table:table-cell>
          <table:table-cell table:formula="of:=[.D12]/1000" office:value-type="float" office:value="291.844163" calcext:value-type="float">
            <text:p>291.844163</text:p>
          </table:table-cell>
          <table:table-cell table:formula="of:=[.C12]/10000" office:value-type="float" office:value="29184.4163" calcext:value-type="float">
            <text:p>29184.4163</text:p>
          </table:table-cell>
          <table:table-cell table:formula="of:=[.C12]-[.C11]" office:value-type="float" office:value="10757236" calcext:value-type="float">
            <text:p>10757236</text:p>
          </table:table-cell>
          <table:table-cell table:formula="of:=[.G12]/1000" office:value-type="float" office:value="10757.236" calcext:value-type="float">
            <text:p>10757.236</text:p>
          </table:table-cell>
          <table:table-cell table:formula="of:=[.H12]/1000" office:value-type="float" office:value="10.757236" calcext:value-type="float">
            <text:p>10.757236</text:p>
          </table:table-cell>
          <table:table-cell office:value-type="float" office:value="10505530" calcext:value-type="float">
            <text:p>10505530</text:p>
          </table:table-cell>
          <table:table-cell table:formula="of:=[.J12]/1000" office:value-type="float" office:value="10505.53" calcext:value-type="float">
            <text:p>10505.53</text:p>
          </table:table-cell>
          <table:table-cell table:formula="of:=[.K12]/1000" office:value-type="float" office:value="10.50553" calcext:value-type="float">
            <text:p>10.50553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style-name="ce2" table:formula="of:=MIN([.E2:.E12])" office:value-type="float" office:value="17.307389" calcext:value-type="float">
            <text:p>17.307389</text:p>
          </table:table-cell>
          <table:table-cell table:number-columns-repeated="3"/>
          <table:table-cell office:value-type="string" calcext:value-type="string">
            <text:p>standardabweichung:</text:p>
          </table:table-cell>
          <table:table-cell table:style-name="ce7" table:formula="of:=STDEV([.J2:.J12])/10000" office:value-type="float" office:value="3.98424254790612" calcext:value-type="float">
            <text:p>3.98424254790612</text:p>
          </table:table-cell>
          <table:table-cell office:value-type="string" calcext:value-type="string">
            <text:p>mittelwert:</text:p>
          </table:table-cell>
          <table:table-cell table:style-name="ce7" table:formula="of:=SUM([.L2:.L12])/11" office:value-type="float" office:value="10.5672526363636" calcext:value-type="float">
            <text:p>10.567252636363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style-name="ce3" table:formula="of:=MAX([.E2:.E12])" office:value-type="float" office:value="291.844163" calcext:value-type="float">
            <text:p>291.844163</text:p>
          </table:table-cell>
          <table:table-cell table:number-columns-repeated="4"/>
          <table:table-cell table:style-name="ce8"/>
          <table:table-cell/>
          <table:table-cell table:style-name="ce8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ittelwert</text:p>
          </table:table-cell>
          <table:table-cell table:style-name="ce3" table:formula="of:=SUM([.E2:.E12])/11" office:value-type="float" office:value="126.620775181818" calcext:value-type="float">
            <text:p>126.620775181818</text:p>
          </table:table-cell>
          <table:table-cell table:number-columns-repeated="4"/>
          <table:table-cell table:style-name="ce8"/>
          <table:table-cell/>
          <table:table-cell table:style-name="ce8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standardabweichung</text:p>
          </table:table-cell>
          <table:table-cell table:style-name="ce3" table:formula="of:=STDEV([.E2:.E12])" office:value-type="float" office:value="127.187094591721" calcext:value-type="float">
            <text:p>127.187094591721</text:p>
          </table:table-cell>
          <table:table-cell table:number-columns-repeated="4"/>
          <table:table-cell table:style-name="ce8"/>
          <table:table-cell/>
          <table:table-cell table:style-name="ce8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ittelwert der ersten 6 messungen</text:p>
          </table:table-cell>
          <table:table-cell table:style-name="ce4" table:formula="of:=SUM([.E2:.E7])/6" office:value-type="float" office:value="17.6839553333333" calcext:value-type="float">
            <text:p>17.6839553333333</text:p>
          </table:table-cell>
          <table:table-cell table:number-columns-repeated="4"/>
          <table:table-cell table:style-name="ce8"/>
          <table:table-cell/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output.EMA.122537</text:p>
          </table:table-cell>
          <table:table-cell office:value-type="string" calcext:value-type="string">
            <text:p>region_idf</text:p>
          </table:table-cell>
          <table:table-cell table:style-name="Default" office:value-type="string" calcext:value-type="string">
            <text:p>energy</text:p>
          </table:table-cell>
          <table:table-cell table:number-columns-repeated="6"/>
          <table:table-cell table:style-name="Default" office:value-type="string" calcext:value-type="string">
            <text:p>time</text:p>
          </table:table-cell>
          <table:table-cell/>
          <table:table-cell table:formula="of:=STDEV([.L2:.L12])" office:value-type="float" office:value="0.0398424254790609" calcext:value-type="float">
            <text:p>0.0398424254790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table:style-name="Default" office:value-type="float" office:value="16615985" calcext:value-type="float">
            <text:p>16615985</text:p>
          </table:table-cell>
          <table:table-cell table:number-columns-repeated="2"/>
          <table:table-cell table:formula="of:=[.C19]/10000" office:value-type="float" office:value="1661.5985" calcext:value-type="float">
            <text:p>1661.5985</text:p>
          </table:table-cell>
          <table:table-cell table:number-columns-repeated="3"/>
          <table:table-cell table:style-name="Default" office:value-type="float" office:value="10602580" calcext:value-type="float">
            <text:p>106025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 table:style-name="Default" office:value-type="float" office:value="16634601" calcext:value-type="float">
            <text:p>16634601</text:p>
          </table:table-cell>
          <table:table-cell table:number-columns-repeated="2"/>
          <table:table-cell table:formula="of:=[.C20]/10000" office:value-type="float" office:value="1663.4601" calcext:value-type="float">
            <text:p>1663.4601</text:p>
          </table:table-cell>
          <table:table-cell table:number-columns-repeated="3"/>
          <table:table-cell table:style-name="Default" office:value-type="float" office:value="10589637" calcext:value-type="float">
            <text:p>1058963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 table:style-name="Default" office:value-type="float" office:value="17218584" calcext:value-type="float">
            <text:p>17218584</text:p>
          </table:table-cell>
          <table:table-cell table:number-columns-repeated="2"/>
          <table:table-cell table:formula="of:=[.C21]/10000" office:value-type="float" office:value="1721.8584" calcext:value-type="float">
            <text:p>1721.8584</text:p>
          </table:table-cell>
          <table:table-cell table:number-columns-repeated="3"/>
          <table:table-cell table:style-name="Default" office:value-type="float" office:value="10588558" calcext:value-type="float">
            <text:p>1058855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table:style-name="Default" office:value-type="float" office:value="17203874" calcext:value-type="float">
            <text:p>17203874</text:p>
          </table:table-cell>
          <table:table-cell table:number-columns-repeated="2"/>
          <table:table-cell table:formula="of:=[.C22]/10000" office:value-type="float" office:value="1720.3874" calcext:value-type="float">
            <text:p>1720.3874</text:p>
          </table:table-cell>
          <table:table-cell table:number-columns-repeated="3"/>
          <table:table-cell table:style-name="Default" office:value-type="float" office:value="10588624" calcext:value-type="float">
            <text:p>105886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 table:style-name="Default" office:value-type="float" office:value="17461076" calcext:value-type="float">
            <text:p>17461076</text:p>
          </table:table-cell>
          <table:table-cell table:number-columns-repeated="2"/>
          <table:table-cell table:formula="of:=[.C23]/10000" office:value-type="float" office:value="1746.1076" calcext:value-type="float">
            <text:p>1746.1076</text:p>
          </table:table-cell>
          <table:table-cell table:number-columns-repeated="3"/>
          <table:table-cell table:style-name="Default" office:value-type="float" office:value="10588459" calcext:value-type="float">
            <text:p>105884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5</text:p>
          </table:table-cell>
          <table:table-cell table:style-name="Default" office:value-type="float" office:value="18551832" calcext:value-type="float">
            <text:p>18551832</text:p>
          </table:table-cell>
          <table:table-cell table:number-columns-repeated="2"/>
          <table:table-cell table:formula="of:=[.C24]/10000" office:value-type="float" office:value="1855.1832" calcext:value-type="float">
            <text:p>1855.1832</text:p>
          </table:table-cell>
          <table:table-cell table:number-columns-repeated="3"/>
          <table:table-cell table:style-name="Default" office:value-type="float" office:value="10588767" calcext:value-type="float">
            <text:p>105887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 table:style-name="Default" office:value-type="float" office:value="208732986" calcext:value-type="float">
            <text:p>208732986</text:p>
          </table:table-cell>
          <table:table-cell table:number-columns-repeated="2"/>
          <table:table-cell table:formula="of:=[.C25]/10000" office:value-type="float" office:value="20873.2986" calcext:value-type="float">
            <text:p>20873.2986</text:p>
          </table:table-cell>
          <table:table-cell table:number-columns-repeated="3"/>
          <table:table-cell table:style-name="Default" office:value-type="float" office:value="10588129" calcext:value-type="float">
            <text:p>1058812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 table:style-name="Default" office:value-type="float" office:value="240776178" calcext:value-type="float">
            <text:p>240776178</text:p>
          </table:table-cell>
          <table:table-cell table:number-columns-repeated="2"/>
          <table:table-cell table:formula="of:=[.C26]/10000" office:value-type="float" office:value="24077.6178" calcext:value-type="float">
            <text:p>24077.6178</text:p>
          </table:table-cell>
          <table:table-cell table:number-columns-repeated="3"/>
          <table:table-cell table:style-name="Default" office:value-type="float" office:value="10588165" calcext:value-type="float">
            <text:p>105881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8</text:p>
          </table:table-cell>
          <table:table-cell table:style-name="Default" office:value-type="float" office:value="277204308" calcext:value-type="float">
            <text:p>277204308</text:p>
          </table:table-cell>
          <table:table-cell table:number-columns-repeated="2"/>
          <table:table-cell table:formula="of:=[.C27]/10000" office:value-type="float" office:value="27720.4308" calcext:value-type="float">
            <text:p>27720.4308</text:p>
          </table:table-cell>
          <table:table-cell table:number-columns-repeated="3"/>
          <table:table-cell table:style-name="Default" office:value-type="float" office:value="10505808" calcext:value-type="float">
            <text:p>105058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9</text:p>
          </table:table-cell>
          <table:table-cell table:style-name="Default" office:value-type="float" office:value="287780513" calcext:value-type="float">
            <text:p>287780513</text:p>
          </table:table-cell>
          <table:table-cell table:number-columns-repeated="2"/>
          <table:table-cell table:formula="of:=[.C28]/10000" office:value-type="float" office:value="28778.0513" calcext:value-type="float">
            <text:p>28778.0513</text:p>
          </table:table-cell>
          <table:table-cell table:number-columns-repeated="3"/>
          <table:table-cell table:style-name="Default" office:value-type="float" office:value="10505727" calcext:value-type="float">
            <text:p>105057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10</text:p>
          </table:table-cell>
          <table:table-cell table:style-name="Default" office:value-type="float" office:value="296993685" calcext:value-type="float">
            <text:p>296993685</text:p>
          </table:table-cell>
          <table:table-cell table:number-columns-repeated="2"/>
          <table:table-cell table:formula="of:=[.C29]/10000" office:value-type="float" office:value="29699.3685" calcext:value-type="float">
            <text:p>29699.3685</text:p>
          </table:table-cell>
          <table:table-cell table:number-columns-repeated="3"/>
          <table:table-cell table:style-name="Default" office:value-type="float" office:value="10505410" calcext:value-type="float">
            <text:p>1050541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ttelwert</text:p>
          </table:table-cell>
          <table:table-cell table:style-name="ce7" table:formula="of:=SUM([.J19:.J29])/11/1000000" office:value-type="float" office:value="10.5672603636364" calcext:value-type="float">
            <text:p>10.56726036363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put.EMA.122540</text:p>
          </table:table-cell>
          <table:table-cell table:number-columns-repeated="7"/>
          <table:table-cell office:value-type="string" calcext:value-type="string">
            <text:p>standardabweichung:</text:p>
          </table:table-cell>
          <table:table-cell table:formula="of:=STDEV([.J19:.J29])/1000000" office:value-type="float" office:value="0.0397879649599542" calcext:value-type="float">
            <text:p>0.03978796495995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ttelwert</text:p>
          </table:table-cell>
          <table:table-cell table:formula="of:=SUM([.J19:.J29])/110000" office:value-type="float" office:value="1056.72603636364" calcext:value-type="float">
            <text:p>1056.72603636364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output.EMA.122542</text:p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output.EMA.122546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4:47:44.260354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3T15:12:18.467419666</dc:date>
    <meta:editing-duration>P1DT22H52M17S</meta:editing-duration>
    <meta:editing-cycles>7</meta:editing-cycles>
    <meta:generator>LibreOffice/6.4.7.2$Linux_X86_64 LibreOffice_project/40$Build-2</meta:generator>
    <meta:document-statistic meta:table-count="8" meta:cell-count="219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25cm" svg:height="4.578cm" xlink:href=".." xlink:type="simple" chart:class="chart:line" chart:style-name="ch1">
        <chart:legend chart:legend-position="end" svg:x="5.888cm" svg:y="1.99cm" style:legend-expansion="high" chart:style-name="ch2"/>
        <chart:plot-area chart:style-name="ch3" table:cell-range-address="core.F2:core.F7" svg:x="0.162cm" svg:y="0.091cm" svg:width="5.564cm" svg:height="4.396cm">
          <chartooo:coordinate-region svg:x="1.154cm" svg:y="0.29cm" svg:width="4.478cm" svg:height="3.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e.F2:core.F7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8.8627">
                <text:p>1788.8627</text:p>
                <draw:g>
                  <svg:desc>core.F2:core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3.4598">
                <text:p>1763.4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0.7389">
                <text:p>1730.7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6.5605">
                <text:p>1766.5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4.8356">
                <text:p>1754.8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5.9157">
                <text:p>1805.9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cm" svg:height="5.344cm" xlink:href=".." xlink:type="simple" chart:class="chart:line" chart:style-name="ch1">
        <chart:legend chart:legend-position="end" svg:x="7.263cm" svg:y="2.373cm" style:legend-expansion="high" chart:style-name="ch2"/>
        <chart:plot-area chart:style-name="ch3" table:cell-range-address="core.F19:core.F24" svg:x="0.19cm" svg:y="0.106cm" svg:width="6.883cm" svg:height="5.132cm">
          <chartooo:coordinate-region svg:x="1.182cm" svg:y="0.305cm" svg:width="5.798cm" svg:height="4.2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e.F19:core.F24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1.5985">
                <text:p>1661.5985</text:p>
                <draw:g>
                  <svg:desc>core.F19:core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63.4601">
                <text:p>1663.4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1.8584">
                <text:p>1721.8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0.3874">
                <text:p>1720.3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6.1076">
                <text:p>1746.1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5.1832">
                <text:p>1855.1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measurement with 10000 repititions</text:p>
        </chart:title>
        <chart:legend chart:legend-position="end" svg:x="13.949cm" svg:y="3.952cm" style:legend-expansion="high" chart:style-name="ch3"/>
        <chart:plot-area chart:style-name="ch4"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B20:'output.EMA.115062'.B20 'output.EMA.115062'.B23:'output.EMA.115062'.B23 'output.EMA.115062'.B26:'output.EMA.115062'.B26 'output.EMA.115062'.B29:'output.EMA.115062'.B29 'output.EMA.115062'.B32:'output.EMA.115062'.B32 'output.EMA.115062'.J2:'output.EMA.115062'.J3 'output.EMA.115062'.J5:'output.EMA.115062'.J6 'output.EMA.115062'.J8:'output.EMA.115062'.J9 'output.EMA.115062'.J11:'output.EMA.115062'.J12 'output.EMA.115062'.J14:'output.EMA.115062'.J15 'output.EMA.115062'.J17:'output.EMA.115062'.J18 'output.EMA.115062'.J20:'output.EMA.115062'.J21 'output.EMA.115062'.J23:'output.EMA.115062'.J24 'output.EMA.115062'.J26:'output.EMA.115062'.J27 'output.EMA.115062'.J29:'output.EMA.115062'.J30 'output.EMA.115062'.J32:'output.EMA.115062'.J33" chart:data-source-has-labels="both" svg:x="1.331cm" svg:y="1.275cm" svg:width="12.298cm" svg:height="6.564cm">
          <chartooo:coordinate-region svg:x="2.138cm" svg:y="1.474cm" svg:width="11.212cm" svg:height="5.718cm"/>
          <chart:axis chart:dimension="x" chart:name="primary-x" chart:style-name="ch5" chartooo:axis-type="auto">
            <chartooo:date-scale/>
            <chart:title svg:x="6.96cm" svg:y="8.019cm" chart:style-name="ch6">
              <text:p>region</text:p>
            </chart:title>
            <chart:categories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B20:'output.EMA.115062'.B20 'output.EMA.115062'.B23:'output.EMA.115062'.B23 'output.EMA.115062'.B26:'output.EMA.115062'.B26 'output.EMA.115062'.B29:'output.EMA.115062'.B29 'output.EMA.115062'.B32:'output.EMA.115062'.B32"/>
          </chart:axis>
          <chart:axis chart:dimension="y" chart:name="primary-y" chart:style-name="ch5">
            <chart:title svg:x="0.451cm" svg:y="5.315cm" chart:style-name="ch7">
              <text:p>energy [J]</text:p>
            </chart:title>
            <chart:grid chart:style-name="ch8" chart:class="major"/>
          </chart:axis>
          <chart:series chart:style-name="ch9" chart:values-cell-range-address="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 'output.EMA.115062'.J20:'output.EMA.115062'.J20 'output.EMA.115062'.J23:'output.EMA.115062'.J23 'output.EMA.115062'.J26:'output.EMA.115062'.J26 'output.EMA.115062'.J29:'output.EMA.115062'.J29 'output.EMA.115062'.J32:'output.EMA.115062'.J32" loext:label-string="package" chart:class="chart:line">
            <chart:data-point chart:repeated="11"/>
          </chart:series>
          <chart:series chart:style-name="ch10" chart:values-cell-range-address="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 'output.EMA.115062'.J21:'output.EMA.115062'.J21 'output.EMA.115062'.J24:'output.EMA.115062'.J24 'output.EMA.115062'.J27:'output.EMA.115062'.J27 'output.EMA.115062'.J30:'output.EMA.115062'.J30 'output.EMA.115062'.J33:'output.EMA.115062'.J33" loext:label-string="core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age</text:p>
              </table:table-cell>
              <table:table-cell office:value-type="string">
                <text:p>core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B20:'output.EMA.115062'.B20 'output.EMA.115062'.B23:'output.EMA.115062'.B23 'output.EMA.115062'.B26:'output.EMA.115062'.B26 'output.EMA.115062'.B29:'output.EMA.115062'.B29 'output.EMA.115062'.B32:'output.EMA.115062'.B32</svg:desc>
                </draw:g>
              </table:table-cell>
              <table:table-cell office:value-type="float" office:value="122.131889">
                <text:p>122.131889</text:p>
                <draw:g>
                  <svg:desc>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 'output.EMA.115062'.J20:'output.EMA.115062'.J20 'output.EMA.115062'.J23:'output.EMA.115062'.J23 'output.EMA.115062'.J26:'output.EMA.115062'.J26 'output.EMA.115062'.J29:'output.EMA.115062'.J29 'output.EMA.115062'.J32:'output.EMA.115062'.J32</svg:desc>
                </draw:g>
              </table:table-cell>
              <table:table-cell office:value-type="float" office:value="17.888627">
                <text:p>17.888627</text:p>
                <draw:g>
                  <svg:desc>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 'output.EMA.115062'.J21:'output.EMA.115062'.J21 'output.EMA.115062'.J24:'output.EMA.115062'.J24 'output.EMA.115062'.J27:'output.EMA.115062'.J27 'output.EMA.115062'.J30:'output.EMA.115062'.J30 'output.EMA.115062'.J33:'output.EMA.115062'.J33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21.54748">
                <text:p>121.54748</text:p>
              </table:table-cell>
              <table:table-cell office:value-type="float" office:value="17.634598">
                <text:p>17.634598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21.352778">
                <text:p>121.352778</text:p>
              </table:table-cell>
              <table:table-cell office:value-type="float" office:value="17.307389">
                <text:p>17.307389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21.606073">
                <text:p>121.606073</text:p>
              </table:table-cell>
              <table:table-cell office:value-type="float" office:value="17.665605">
                <text:p>17.665605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21.645196">
                <text:p>121.645196</text:p>
              </table:table-cell>
              <table:table-cell office:value-type="float" office:value="17.548356">
                <text:p>17.548356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21.929498">
                <text:p>121.929498</text:p>
              </table:table-cell>
              <table:table-cell office:value-type="float" office:value="18.059157">
                <text:p>18.059157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309.550355">
                <text:p>309.550355</text:p>
              </table:table-cell>
              <table:table-cell office:value-type="float" office:value="205.265954">
                <text:p>205.265954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340.845013">
                <text:p>340.845013</text:p>
              </table:table-cell>
              <table:table-cell office:value-type="float" office:value="236.477727">
                <text:p>236.477727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375.873306">
                <text:p>375.873306</text:p>
              </table:table-cell>
              <table:table-cell office:value-type="float" office:value="272.050024">
                <text:p>272.050024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384.942251">
                <text:p>384.942251</text:p>
              </table:table-cell>
              <table:table-cell office:value-type="float" office:value="281.086927">
                <text:p>281.086927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395.768702">
                <text:p>395.768702</text:p>
              </table:table-cell>
              <table:table-cell office:value-type="float" office:value="291.844163">
                <text:p>291.844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title svg:x="5.521cm" svg:y="0.316cm" chart:style-name="ch2">
          <text:p>package-0 - no repitition</text:p>
        </chart:title>
        <chart:legend chart:legend-position="end" svg:x="13.994cm" svg:y="4.204cm" style:legend-expansion="high" chart:style-name="ch3"/>
        <chart:plot-area chart:style-name="ch4" table:cell-range-address="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 'output.EMA.126566  '.I1:'output.EMA.126566  '.I2 'output.EMA.126566  '.I5:'output.EMA.126566  '.I5 'output.EMA.126566  '.I8:'output.EMA.126566  '.I8 'output.EMA.126566  '.I11:'output.EMA.126566  '.I11 'output.EMA.126566  '.I14:'output.EMA.126566  '.I14 'output.EMA.126566  '.I17:'output.EMA.126566  '.I17 'output.EMA.126566  '.I20:'output.EMA.126566  '.I20 'output.EMA.126566  '.I23:'output.EMA.126566  '.I23 'output.EMA.126566  '.I26:'output.EMA.126566  '.I26 'output.EMA.126566  '.I29:'output.EMA.126566  '.I29 'output.EMA.126566  '.I32:'output.EMA.126566  '.I32" chart:data-source-has-labels="both" svg:x="0.319cm" svg:y="1.275cm" svg:width="13.356cm" svg:height="6.57cm">
          <chartooo:coordinate-region svg:x="1.311cm" svg:y="1.474cm" svg:width="12.085cm" svg:height="5.724cm"/>
          <chart:axis chart:dimension="x" chart:name="primary-x" chart:style-name="ch5" chartooo:axis-type="auto">
            <chartooo:date-scale/>
            <chart:title svg:x="6.477cm" svg:y="8.025cm" chart:style-name="ch6">
              <text:p>region</text:p>
            </chart:title>
            <chart:categories table:cell-range-address="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output.EMA.126566  '.I2:'output.EMA.126566  '.I2 'output.EMA.126566  '.I5:'output.EMA.126566  '.I5 'output.EMA.126566  '.I8:'output.EMA.126566  '.I8 'output.EMA.126566  '.I11:'output.EMA.126566  '.I11 'output.EMA.126566  '.I14:'output.EMA.126566  '.I14 'output.EMA.126566  '.I17:'output.EMA.126566  '.I17 'output.EMA.126566  '.I20:'output.EMA.126566  '.I20 'output.EMA.126566  '.I23:'output.EMA.126566  '.I23 'output.EMA.126566  '.I26:'output.EMA.126566  '.I26 'output.EMA.126566  '.I29:'output.EMA.126566  '.I29 'output.EMA.126566  '.I32:'output.EMA.126566  '.I32" chart:label-cell-address="'output.EMA.126566  '.I1:'output.EMA.126566  '.I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output.EMA.126566  '.I1:'output.EMA.126566  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</svg:desc>
                </draw:g>
              </table:table-cell>
              <table:table-cell office:value-type="float" office:value="1187">
                <text:p>1187</text:p>
                <draw:g>
                  <svg:desc>'output.EMA.126566  '.I2:'output.EMA.126566  '.I2 'output.EMA.126566  '.I5:'output.EMA.126566  '.I5 'output.EMA.126566  '.I8:'output.EMA.126566  '.I8 'output.EMA.126566  '.I11:'output.EMA.126566  '.I11 'output.EMA.126566  '.I14:'output.EMA.126566  '.I14 'output.EMA.126566  '.I17:'output.EMA.126566  '.I17 'output.EMA.126566  '.I20:'output.EMA.126566  '.I20 'output.EMA.126566  '.I23:'output.EMA.126566  '.I23 'output.EMA.126566  '.I26:'output.EMA.126566  '.I26 'output.EMA.126566  '.I29:'output.EMA.126566  '.I29 'output.EMA.126566  '.I32:'output.EMA.126566  '.I32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1139">
                <text:p>11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3.912cm" svg:y="0.316cm" chart:style-name="ch2">
          <text:p>core measurement with 10000 repititions</text:p>
        </chart:title>
        <chart:plot-area chart:style-name="ch3" table:cell-range-address="core.B2:core.B12 core.L1:core.L12" chart:data-source-has-labels="both" svg:x="1.331cm" svg:y="1.275cm" svg:width="14.357cm" svg:height="6.569cm">
          <chartooo:coordinate-region svg:x="2.429cm" svg:y="1.474cm" svg:width="12.979cm" svg:height="5.723cm"/>
          <chart:axis chart:dimension="x" chart:name="primary-x" chart:style-name="ch4" chartooo:axis-type="auto">
            <chartooo:date-scale/>
            <chart:title svg:x="7.989cm" svg:y="8.024cm" chart:style-name="ch5">
              <text:p>region</text:p>
            </chart:title>
            <chart:categories table:cell-range-address="core.B2:core.B12"/>
          </chart:axis>
          <chart:axis chart:dimension="y" chart:name="primary-y" chart:style-name="ch4">
            <chart:title svg:x="0.451cm" svg:y="5.119cm" chart:style-name="ch6">
              <text:p>time / s</text:p>
            </chart:title>
            <chart:grid chart:style-name="ch7" chart:class="major"/>
          </chart:axis>
          <chart:series chart:style-name="ch8" chart:values-cell-range-address="core.L2:core.L12" chart:label-cell-address="core.L1:core.L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/ s</text:p>
                <draw:g>
                  <svg:desc>core.L1:cor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core.B2:core.B12</svg:desc>
                </draw:g>
              </table:table-cell>
              <table:table-cell office:value-type="float" office:value="10.602605">
                <text:p>10.602605</text:p>
                <draw:g>
                  <svg:desc>core.L2:core.L12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0.589796">
                <text:p>10.589796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0.58869">
                <text:p>10.58869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0.588595">
                <text:p>10.588595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0.58869">
                <text:p>10.58869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0.588605">
                <text:p>10.588605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10.588508">
                <text:p>10.588508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10.587619">
                <text:p>10.587619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10.505471">
                <text:p>10.505471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10.50567">
                <text:p>10.50567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10.50553">
                <text:p>10.505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5.631cm" svg:y="0.316cm" chart:style-name="ch2">
          <text:p>core - 10000 repititions</text:p>
        </chart:title>
        <chart:legend chart:legend-position="end" svg:x="13.975cm" svg:y="4.204cm" style:legend-expansion="high" chart:style-name="ch3"/>
        <chart:plot-area chart:style-name="ch4" table:cell-range-address="core.B19:core.B29 core.J18:core.J29" chart:data-source-has-labels="both" svg:x="2.917cm" svg:y="1.539cm" svg:width="13.341cm" svg:height="7.549cm">
          <chartooo:coordinate-region svg:x="4.65cm" svg:y="1.738cm" svg:width="11.328cm" svg:height="6.703cm"/>
          <chart:axis chart:dimension="x" chart:name="primary-x" chart:style-name="ch5" chartooo:axis-type="auto">
            <chartooo:date-scale/>
            <chart:categories table:cell-range-address="core.B19:core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e.J19:core.J29" chart:label-cell-address="core.J18:core.J1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core.J18:core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core.B19:core.B29</svg:desc>
                </draw:g>
              </table:table-cell>
              <table:table-cell office:value-type="float" office:value="10602580">
                <text:p>10602580</text:p>
                <draw:g>
                  <svg:desc>core.J19:core.J29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0589637">
                <text:p>10589637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0588558">
                <text:p>10588558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0588624">
                <text:p>10588624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0588459">
                <text:p>10588459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0588767">
                <text:p>10588767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10588129">
                <text:p>10588129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10588165">
                <text:p>10588165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10505808">
                <text:p>10505808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10505727">
                <text:p>10505727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10505410">
                <text:p>105054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single measurement </text:p>
        </chart:title>
        <chart:legend chart:legend-position="end" svg:x="13.949cm" svg:y="3.952cm" style:legend-expansion="high" chart:style-name="ch3"/>
        <chart:plot-area chart:style-name="ch4" table:cell-range-address="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 'output.EMA.126566  '.K2:'output.EMA.126566  '.K3 'output.EMA.126566  '.K5:'output.EMA.126566  '.K6 'output.EMA.126566  '.K8:'output.EMA.126566  '.K9 'output.EMA.126566  '.K11:'output.EMA.126566  '.K12 'output.EMA.126566  '.K14:'output.EMA.126566  '.K15 'output.EMA.126566  '.K17:'output.EMA.126566  '.K18 'output.EMA.126566  '.K20:'output.EMA.126566  '.K21 'output.EMA.126566  '.K23:'output.EMA.126566  '.K24 'output.EMA.126566  '.K26:'output.EMA.126566  '.K27 'output.EMA.126566  '.K29:'output.EMA.126566  '.K30 'output.EMA.126566  '.K32:'output.EMA.126566  '.K33" chart:data-source-has-labels="both" svg:x="1.331cm" svg:y="1.275cm" svg:width="12.298cm" svg:height="6.564cm">
          <chartooo:coordinate-region svg:x="1.952cm" svg:y="1.474cm" svg:width="11.397cm" svg:height="5.718cm"/>
          <chart:axis chart:dimension="x" chart:name="primary-x" chart:style-name="ch5" chartooo:axis-type="auto">
            <chartooo:date-scale/>
            <chart:title svg:x="6.96cm" svg:y="8.019cm" chart:style-name="ch6">
              <text:p>region</text:p>
            </chart:title>
            <chart:categories table:cell-range-address="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"/>
          </chart:axis>
          <chart:axis chart:dimension="y" chart:name="primary-y" chart:style-name="ch5">
            <chart:title svg:x="0.451cm" svg:y="5.448cm" chart:style-name="ch7">
              <text:p>energy [mJ]</text:p>
            </chart:title>
            <chart:grid chart:style-name="ch8" chart:class="major"/>
          </chart:axis>
          <chart:series chart:style-name="ch9" chart:values-cell-range-address="'output.EMA.126566  '.K2:'output.EMA.126566  '.K2 'output.EMA.126566  '.K5:'output.EMA.126566  '.K5 'output.EMA.126566  '.K8:'output.EMA.126566  '.K8 'output.EMA.126566  '.K11:'output.EMA.126566  '.K11 'output.EMA.126566  '.K14:'output.EMA.126566  '.K14 'output.EMA.126566  '.K17:'output.EMA.126566  '.K17 'output.EMA.126566  '.K20:'output.EMA.126566  '.K20 'output.EMA.126566  '.K23:'output.EMA.126566  '.K23 'output.EMA.126566  '.K26:'output.EMA.126566  '.K26 'output.EMA.126566  '.K29:'output.EMA.126566  '.K29 'output.EMA.126566  '.K32:'output.EMA.126566  '.K32" loext:label-string="package" chart:class="chart:line">
            <chart:data-point chart:repeated="11"/>
          </chart:series>
          <chart:series chart:style-name="ch10" chart:values-cell-range-address="'output.EMA.126566  '.K3:'output.EMA.126566  '.K3 'output.EMA.126566  '.K6:'output.EMA.126566  '.K6 'output.EMA.126566  '.K9:'output.EMA.126566  '.K9 'output.EMA.126566  '.K12:'output.EMA.126566  '.K12 'output.EMA.126566  '.K15:'output.EMA.126566  '.K15 'output.EMA.126566  '.K18:'output.EMA.126566  '.K18 'output.EMA.126566  '.K21:'output.EMA.126566  '.K21 'output.EMA.126566  '.K24:'output.EMA.126566  '.K24 'output.EMA.126566  '.K27:'output.EMA.126566  '.K27 'output.EMA.126566  '.K30:'output.EMA.126566  '.K30 'output.EMA.126566  '.K33:'output.EMA.126566  '.K33" loext:label-string="core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age</text:p>
              </table:table-cell>
              <table:table-cell office:value-type="string">
                <text:p>core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'output.EMA.126566  '.B2:'output.EMA.126566  '.B2 'output.EMA.126566  '.B5:'output.EMA.126566  '.B5 'output.EMA.126566  '.B8:'output.EMA.126566  '.B8 'output.EMA.126566  '.B11:'output.EMA.126566  '.B11 'output.EMA.126566  '.B14:'output.EMA.126566  '.B14 'output.EMA.126566  '.B17:'output.EMA.126566  '.B17 'output.EMA.126566  '.B20:'output.EMA.126566  '.B20 'output.EMA.126566  '.B23:'output.EMA.126566  '.B23 'output.EMA.126566  '.B26:'output.EMA.126566  '.B26 'output.EMA.126566  '.B29:'output.EMA.126566  '.B29 'output.EMA.126566  '.B32:'output.EMA.126566  '.B32</svg:desc>
                </draw:g>
              </table:table-cell>
              <table:table-cell office:value-type="float" office:value="9.338">
                <text:p>9.338</text:p>
                <draw:g>
                  <svg:desc>'output.EMA.126566  '.K2:'output.EMA.126566  '.K2 'output.EMA.126566  '.K5:'output.EMA.126566  '.K5 'output.EMA.126566  '.K8:'output.EMA.126566  '.K8 'output.EMA.126566  '.K11:'output.EMA.126566  '.K11 'output.EMA.126566  '.K14:'output.EMA.126566  '.K14 'output.EMA.126566  '.K17:'output.EMA.126566  '.K17 'output.EMA.126566  '.K20:'output.EMA.126566  '.K20 'output.EMA.126566  '.K23:'output.EMA.126566  '.K23 'output.EMA.126566  '.K26:'output.EMA.126566  '.K26 'output.EMA.126566  '.K29:'output.EMA.126566  '.K29 'output.EMA.126566  '.K32:'output.EMA.126566  '.K32</svg:desc>
                </draw:g>
              </table:table-cell>
              <table:table-cell office:value-type="float" office:value="1.892">
                <text:p>1.892</text:p>
                <draw:g>
                  <svg:desc>'output.EMA.126566  '.K3:'output.EMA.126566  '.K3 'output.EMA.126566  '.K6:'output.EMA.126566  '.K6 'output.EMA.126566  '.K9:'output.EMA.126566  '.K9 'output.EMA.126566  '.K12:'output.EMA.126566  '.K12 'output.EMA.126566  '.K15:'output.EMA.126566  '.K15 'output.EMA.126566  '.K18:'output.EMA.126566  '.K18 'output.EMA.126566  '.K21:'output.EMA.126566  '.K21 'output.EMA.126566  '.K24:'output.EMA.126566  '.K24 'output.EMA.126566  '.K27:'output.EMA.126566  '.K27 'output.EMA.126566  '.K30:'output.EMA.126566  '.K30 'output.EMA.126566  '.K33:'output.EMA.126566  '.K33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2.024">
                <text:p>12.024</text:p>
              </table:table-cell>
              <table:table-cell office:value-type="float" office:value="2.014">
                <text:p>2.014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1.108">
                <text:p>11.10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26.184">
                <text:p>26.184</text:p>
              </table:table-cell>
              <table:table-cell office:value-type="float" office:value="4.395">
                <text:p>4.395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1.414">
                <text:p>11.414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1.657">
                <text:p>11.657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10.926">
                <text:p>10.92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22.094">
                <text:p>22.094</text:p>
              </table:table-cell>
              <table:table-cell office:value-type="float" office:value="3.662">
                <text:p>3.662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14.099">
                <text:p>14.099</text:p>
              </table:table-cell>
              <table:table-cell office:value-type="float" office:value="2.319">
                <text:p>2.319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11.17">
                <text:p>11.17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12.085">
                <text:p>12.085</text:p>
              </table:table-cell>
              <table:table-cell office:value-type="float" office:value="2.442">
                <text:p>2.4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measurement with 10000 repititions</text:p>
        </chart:title>
        <chart:legend chart:legend-position="end" svg:x="13.949cm" svg:y="4.201cm" style:legend-expansion="high" chart:style-name="ch3"/>
        <chart:plot-area chart:style-name="ch4"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" chart:data-source-has-labels="both" svg:x="1.331cm" svg:y="1.275cm" svg:width="12.298cm" svg:height="6.564cm">
          <chartooo:coordinate-region svg:x="2.429cm" svg:y="1.475cm" svg:width="11.013cm" svg:height="5.717cm"/>
          <chart:axis chart:dimension="x" chart:name="primary-x" chart:style-name="ch5" chartooo:axis-type="auto">
            <chartooo:date-scale/>
            <chart:title svg:x="6.96cm" svg:y="8.019cm" chart:style-name="ch6">
              <text:p>region</text:p>
            </chart:title>
            <chart:categories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"/>
          </chart:axis>
          <chart:axis chart:dimension="y" chart:name="primary-y" chart:style-name="ch5">
            <chart:title svg:x="0.451cm" svg:y="5.315cm" chart:style-name="ch7">
              <text:p>energy [J]</text:p>
            </chart:title>
            <chart:grid chart:style-name="ch8" chart:class="major"/>
          </chart:axis>
          <chart:series chart:style-name="ch9" chart:values-cell-range-address="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" loext:label-string="package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age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</svg:desc>
                </draw:g>
              </table:table-cell>
              <table:table-cell office:value-type="float" office:value="122.131889">
                <text:p>122.131889</text:p>
                <draw:g>
                  <svg:desc>'output.EMA.115062'.J2:'output.EMA.115062'.J2 'output.EMA.115062'.J5:'output.EMA.115062'.J5 'output.EMA.115062'.J8:'output.EMA.115062'.J8 'output.EMA.115062'.J11:'output.EMA.115062'.J11 'output.EMA.115062'.J14:'output.EMA.115062'.J14 'output.EMA.115062'.J17:'output.EMA.115062'.J17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21.54748">
                <text:p>121.54748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21.352778">
                <text:p>121.352778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21.606073">
                <text:p>121.606073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21.645196">
                <text:p>121.645196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21.929498">
                <text:p>121.9294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measurement with 10000 repititions</text:p>
        </chart:title>
        <chart:legend chart:legend-position="end" svg:x="14.584cm" svg:y="4.201cm" style:legend-expansion="high" chart:style-name="ch3"/>
        <chart:plot-area chart:style-name="ch4"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 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" chart:data-source-has-labels="both" svg:x="1.331cm" svg:y="1.275cm" svg:width="12.933cm" svg:height="6.564cm">
          <chartooo:coordinate-region svg:x="2.243cm" svg:y="1.474cm" svg:width="11.834cm" svg:height="5.718cm"/>
          <chart:axis chart:dimension="x" chart:name="primary-x" chart:style-name="ch5" chartooo:axis-type="auto">
            <chartooo:date-scale/>
            <chart:title svg:x="7.277cm" svg:y="8.019cm" chart:style-name="ch6">
              <text:p>region</text:p>
            </chart:title>
            <chart:categories table:cell-range-address="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"/>
          </chart:axis>
          <chart:axis chart:dimension="y" chart:name="primary-y" chart:style-name="ch5">
            <chart:title svg:x="0.451cm" svg:y="5.315cm" chart:style-name="ch7">
              <text:p>energy [J]</text:p>
            </chart:title>
            <chart:grid chart:style-name="ch8" chart:class="major"/>
          </chart:axis>
          <chart:series chart:style-name="ch9" chart:values-cell-range-address="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" loext:label-string="core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'output.EMA.115062'.B2:'output.EMA.115062'.B2 'output.EMA.115062'.B5:'output.EMA.115062'.B5 'output.EMA.115062'.B8:'output.EMA.115062'.B8 'output.EMA.115062'.B11:'output.EMA.115062'.B11 'output.EMA.115062'.B14:'output.EMA.115062'.B14 'output.EMA.115062'.B17:'output.EMA.115062'.B17</svg:desc>
                </draw:g>
              </table:table-cell>
              <table:table-cell office:value-type="float" office:value="17.888627">
                <text:p>17.888627</text:p>
                <draw:g>
                  <svg:desc>'output.EMA.115062'.J3:'output.EMA.115062'.J3 'output.EMA.115062'.J6:'output.EMA.115062'.J6 'output.EMA.115062'.J9:'output.EMA.115062'.J9 'output.EMA.115062'.J12:'output.EMA.115062'.J12 'output.EMA.115062'.J15:'output.EMA.115062'.J15 'output.EMA.115062'.J18:'output.EMA.115062'.J18</svg:desc>
                </draw:g>
              </table:table-cell>
            </table:table-row>
            <table:table-row>
              <table:table-cell office:value-type="string">
                <text:p>v1</text:p>
              </table:table-cell>
              <table:table-cell office:value-type="float" office:value="17.634598">
                <text:p>17.634598</text:p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17.307389">
                <text:p>17.307389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17.665605">
                <text:p>17.665605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17.548356">
                <text:p>17.548356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18.059157">
                <text:p>18.0591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